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/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1.453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0.111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5.593cm"/>
    </style:style>
    <style:style style:name="co10" style:family="table-column">
      <style:table-column-properties fo:break-before="auto" style:column-width="5.539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5.678cm"/>
    </style:style>
    <style:style style:name="co13" style:family="table-column">
      <style:table-column-properties fo:break-before="auto" style:column-width="1.035cm"/>
    </style:style>
    <style:style style:name="co14" style:family="table-column">
      <style:table-column-properties fo:break-before="auto" style:column-width="5.286cm"/>
    </style:style>
    <style:style style:name="co15" style:family="table-column">
      <style:table-column-properties fo:break-before="auto" style:column-width="5.761cm"/>
    </style:style>
    <style:style style:name="co16" style:family="table-column">
      <style:table-column-properties fo:break-before="auto" style:column-width="1.09cm"/>
    </style:style>
    <style:style style:name="co17" style:family="table-column">
      <style:table-column-properties fo:break-before="auto" style:column-width="0.67cm"/>
    </style:style>
    <style:style style:name="co18" style:family="table-column">
      <style:table-column-properties fo:break-before="auto" style:column-width="0.84cm"/>
    </style:style>
    <style:style style:name="co19" style:family="table-column">
      <style:table-column-properties fo:break-before="auto" style:column-width="2.88cm"/>
    </style:style>
    <style:style style:name="co20" style:family="table-column">
      <style:table-column-properties fo:break-before="auto" style:column-width="1.231cm"/>
    </style:style>
    <style:style style:name="co21" style:family="table-column">
      <style:table-column-properties fo:break-before="auto" style:column-width="1.901cm"/>
    </style:style>
    <style:style style:name="co22" style:family="table-column">
      <style:table-column-properties fo:break-before="auto" style:column-width="1.482cm"/>
    </style:style>
    <style:style style:name="co23" style:family="table-column">
      <style:table-column-properties fo:break-before="auto" style:column-width="1.427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1.203cm"/>
    </style:style>
    <style:style style:name="co28" style:family="table-column">
      <style:table-column-properties fo:break-before="auto" style:column-width="0.866cm"/>
    </style:style>
    <style:style style:name="co29" style:family="table-column">
      <style:table-column-properties fo:break-before="auto" style:column-width="2.489cm"/>
    </style:style>
    <style:style style:name="co30" style:family="table-column">
      <style:table-column-properties fo:break-before="auto" style:column-width="0.531cm"/>
    </style:style>
    <style:style style:name="co31" style:family="table-column">
      <style:table-column-properties fo:break-before="auto" style:column-width="1.342cm"/>
    </style:style>
    <style:style style:name="co32" style:family="table-column">
      <style:table-column-properties fo:break-before="auto" style:column-width="0.894cm"/>
    </style:style>
    <style:style style:name="co33" style:family="table-column">
      <style:table-column-properties fo:break-before="auto" style:column-width="0.951cm"/>
    </style:style>
    <style:style style:name="co34" style:family="table-column">
      <style:table-column-properties fo:break-before="auto" style:column-width="2.154cm"/>
    </style:style>
    <style:style style:name="co35" style:family="table-column">
      <style:table-column-properties fo:break-before="auto" style:column-width="1.595cm"/>
    </style:style>
    <style:style style:name="co36" style:family="table-column">
      <style:table-column-properties fo:break-before="auto" style:column-width="2.35cm"/>
    </style:style>
    <style:style style:name="co37" style:family="table-column">
      <style:table-column-properties fo:break-before="auto" style:column-width="3.999cm"/>
    </style:style>
    <style:style style:name="co38" style:family="table-column">
      <style:table-column-properties fo:break-before="auto" style:column-width="1.762cm"/>
    </style:style>
    <style:style style:name="co39" style:family="table-column">
      <style:table-column-properties fo:break-before="auto" style:column-width="2.06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159cm" fo:break-before="auto" style:use-optimal-row-height="false"/>
    </style:style>
    <style:style style:name="ro3" style:family="table-row">
      <style:table-row-properties style:row-height="1.455cm" fo:break-before="auto" style:use-optimal-row-height="fals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185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265cm" fo:break-before="auto" style:use-optimal-row-height="false"/>
    </style:style>
    <style:style style:name="ro11" style:family="table-row">
      <style:table-row-properties style:row-height="0.238cm" fo:break-before="auto" style:use-optimal-row-height="false"/>
    </style:style>
    <style:style style:name="ro12" style:family="table-row">
      <style:table-row-properties style:row-height="2.381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132cm" fo:break-before="auto" style:use-optimal-row-height="false"/>
    </style:style>
    <style:style style:name="ro15" style:family="table-row">
      <style:table-row-properties style:row-height="1.217cm" fo:break-before="auto" style:use-optimal-row-height="false"/>
    </style:style>
    <style:style style:name="ro16" style:family="table-row">
      <style:table-row-properties style:row-height="1.005cm" fo:break-before="auto" style:use-optimal-row-height="false"/>
    </style:style>
    <style:style style:name="ro17" style:family="table-row">
      <style:table-row-properties style:row-height="1.191cm" fo:break-before="auto" style:use-optimal-row-height="false"/>
    </style:style>
    <style:style style:name="ro18" style:family="table-row">
      <style:table-row-properties style:row-height="0.106cm" fo:break-before="auto" style:use-optimal-row-height="false"/>
    </style:style>
    <style:style style:name="ro19" style:family="table-row">
      <style:table-row-properties style:row-height="0.926cm" fo:break-before="auto" style:use-optimal-row-height="fals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0.9cm" fo:break-before="auto" style:use-optimal-row-height="false"/>
    </style:style>
    <style:style style:name="ro22" style:family="table-row">
      <style:table-row-properties style:row-height="1.032cm" fo:break-before="auto" style:use-optimal-row-height="false"/>
    </style:style>
    <style:style style:name="ro23" style:family="table-row">
      <style:table-row-properties style:row-height="0.556cm" fo:break-before="auto" style:use-optimal-row-height="false"/>
    </style:style>
    <style:style style:name="ro24" style:family="table-row">
      <style:table-row-properties style:row-height="0.318cm" fo:break-before="auto" style:use-optimal-row-height="false"/>
    </style:style>
    <style:style style:name="ro25" style:family="table-row">
      <style:table-row-properties style:row-height="0.609cm" fo:break-before="auto" style:use-optimal-row-height="false"/>
    </style:style>
    <style:style style:name="ta1" style:family="table" style:master-page-name="PageStyle_5f_CAPTURA_20_INMUEBLE">
      <style:table-properties table:display="true" style:writing-mode="lr-tb"/>
    </style:style>
    <style:style style:name="ta2" style:family="table" style:master-page-name="PageStyle_5f_C._20_REFERENCIAS">
      <style:table-properties table:display="true" style:writing-mode="lr-tb"/>
    </style:style>
    <style:style style:name="ta3" style:family="table" style:master-page-name="PageStyle_5f_ANALISIS_20_CON_20_CONSTRUCCIÓN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c3d69b" style:rotation-align="none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cm" style:writing-mode="page"/>
    </style:style>
    <style:style style:name="ce8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3d69b" style:rotation-align="none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10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1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c3d69b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c3d69b" style:cell-protect="none" style:print-content="true" style:rotation-align="none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17" style:family="table-cell" style:parent-style-name="Default" style:data-style-name="N132">
      <style:table-cell-properties style:cell-protect="none" style:print-content="true" style:diagonal-bl-tr="none" style:diagonal-tl-br="none" fo:border="0.74pt solid #000000" style:rotation-align="none"/>
    </style:style>
    <style:style style:name="ce18" style:family="table-cell" style:parent-style-name="Default" style:data-style-name="N132">
      <style:table-cell-properties fo:background-color="#c3d69b" style:rotation-align="none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19" style:family="table-cell" style:parent-style-name="Default">
      <style:table-cell-properties fo:background-color="#ffffff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ffffff" style:cell-protect="none" style:print-content="true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cell-protect="none" style:print-content="true" style:rotation-align="none"/>
    </style:style>
    <style:style style:name="ce2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d7e4bd" style:rotation-align="none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</style:style>
    <style:style style:name="ce27" style:family="table-cell" style:parent-style-name="Default">
      <style:table-cell-properties fo:background-color="#ffffff" style:cell-protect="none" style:print-content="true" style:rotation-align="none">
        <loext:background-complex-color loext:theme-type="light1" loext:color-type="theme"/>
      </style:table-cell-properties>
    </style:style>
    <style:style style:name="ce28" style:family="table-cell" style:parent-style-name="Default">
      <style:table-cell-properties fo:background-color="#d7e4bd" style:rotation-align="none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29" style:family="table-cell" style:parent-style-name="Default">
      <style:table-cell-properties fo:background-color="#c3d69b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ackground-color="#c3d69b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light1" loext:color-type="theme"/>
      </style:text-properties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light1" loext:color-type="theme"/>
      </style:text-properties>
    </style:style>
    <style:style style:name="ce41" style:family="table-cell" style:parent-style-name="Default">
      <style:table-cell-properties fo:background-color="#c3d69b" style:rotation-align="none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CENTURY_20_8-1-3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CENTURY_20_8-1-3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light1" loext:color-type="theme"/>
      </style:text-properties>
    </style:style>
    <style:style style:name="ce45" style:family="table-cell" style:parent-style-name="Default" style:data-style-name="N132">
      <style:table-cell-properties fo:background-color="#ffc00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c3d69b" style:cell-protect="none" style:print-content="true" style:rotation-align="none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1" loext:color-type="theme"/>
      </style:text-properties>
    </style:style>
    <style:style style:name="ce49" style:family="table-cell" style:parent-style-name="Default">
      <style:table-cell-properties fo:background-color="#404040" style:rotation-align="none">
        <loext:background-complex-color loext:theme-type="dark1" loext:color-type="theme">
          <loext:transformation loext:type="lummod" loext:value="7500"/>
          <loext:transformation loext:type="lumoff" loext:value="2499"/>
        </loext:background-complex-color>
      </style:table-cell-properties>
    </style:style>
    <style:style style:name="ce50" style:family="table-cell" style:parent-style-name="Default">
      <style:table-cell-properties fo:background-color="#404040" style:rotation-align="none">
        <loext:background-complex-color loext:theme-type="dark1" loext:color-type="theme">
          <loext:transformation loext:type="lummod" loext:value="7500"/>
          <loext:transformation loext:type="lumoff" loext:value="2499"/>
        </loext:background-complex-color>
      </style:table-cell-properties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51" style:family="table-cell" style:parent-style-name="Default">
      <style:table-cell-properties fo:background-color="#404040" style:rotation-align="none">
        <loext:background-complex-color loext:theme-type="dark1" loext:color-type="theme">
          <loext:transformation loext:type="lummod" loext:value="7500"/>
          <loext:transformation loext:type="lumoff" loext:value="2499"/>
        </loext:background-complex-color>
      </style:table-cell-properties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1" loext:color-type="theme"/>
      </style:text-properties>
    </style:style>
    <style:style style:name="ce52" style:family="table-cell" style:parent-style-name="_80__b_À_d__80__14__80__16_À_18__80__1a_À_1d_">
      <style:table-cell-properties fo:background-color="#c3d69b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ff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_80__b_À_d__80__14__80__16_À_18__80__1a_À_1d_">
      <style:table-cell-properties fo:background-color="#c3d69b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background-color="#77933c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light1" loext:color-type="theme"/>
      </style:text-properties>
    </style:style>
    <style:style style:name="ce55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CENTURY_20_8-1-3">
      <style:table-cell-properties fo:background-color="#c3d69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ackground-color="#77933c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light1" loext:color-type="theme"/>
      </style:text-properties>
    </style:style>
    <style:style style:name="ce58" style:family="table-cell" style:parent-style-name="_80__b_À_d__80__14__80__16_À_18__80__1a_À_1d_">
      <style:table-cell-properties fo:background-color="#c3d69b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c3d69b" style:rotation-align="none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1" loext:color-type="theme"/>
      </style:text-properties>
    </style:style>
    <style:style style:name="ce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bfbfbf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404040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dark1" loext:color-type="theme">
          <loext:transformation loext:type="lummod" loext:value="7500"/>
          <loext:transformation loext:type="lumoff" loext:value="2499"/>
        </loext:background-complex-color>
      </style:table-cell-properties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ackground-color="#e3e3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79" style:family="table-cell" style:parent-style-name="Default">
      <style:table-cell-properties fo:background-color="#bfbfb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84" style:family="table-cell" style:parent-style-name="Default">
      <style:table-cell-properties fo:background-color="#404040" style:text-align-source="fix" style:repeat-content="false" fo:wrap-option="wrap" style:direction="ltr" style:rotation-angle="0" style:rotation-align="none" style:shrink-to-fit="false" style:vertical-align="top" loext:vertical-justify="auto">
        <loext:background-complex-color loext:theme-type="dark1" loext:color-type="theme">
          <loext:transformation loext:type="lummod" loext:value="7500"/>
          <loext:transformation loext:type="lumoff" loext:value="2499"/>
        </loext:background-complex-color>
      </style:table-cell-properties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 style:data-style-name="N13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0" style:family="table-cell" style:parent-style-name="Excel_20_Built-in_20_Comma" style:data-style-name="N13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3" style:family="table-cell" style:parent-style-name="Default">
      <style:table-cell-properties fo:border-bottom="none" fo:background-color="#e3e3e3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e3e3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10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104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e3e3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6" style:family="table-cell" style:parent-style-name="Default" style:data-style-name="N100">
      <style:table-cell-properties fo:border-bottom="0.06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 style:data-style-name="N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0" style:family="table-cell" style:parent-style-name="Default">
      <style:table-cell-properties fo:border-bottom="none" fo:background-color="#e3e3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Default" style:data-style-name="N4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4" style:family="table-cell" style:parent-style-name="Default" style:data-style-name="N13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8" style:family="table-cell" style:parent-style-name="Default">
      <style:table-cell-properties fo:border-bottom="0.06pt solid #000000" fo:background-color="#eaeae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fo:border-bottom="none" fo:background-color="#e3e3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fo:background-color="#e3e3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fo:border-bottom="0.74pt solid #000000" fo:background-color="#e3e3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2" style:family="table-cell" style:parent-style-name="Default" style:data-style-name="N13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3" style:family="table-cell" style:parent-style-name="Default" style:data-style-name="N2">
      <style:table-cell-properties fo:background-color="#d7e4bd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 style:data-style-name="N114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 style:data-style-name="N114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fo:background-color="#e3e3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Default" style:data-style-name="N2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3" style:family="table-cell" style:parent-style-name="Default" style:data-style-name="N2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5" style:family="table-cell" style:parent-style-name="Default" style:data-style-name="N2">
      <style:table-cell-properties fo:border-bottom="none" fo:background-color="#d7e4bd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Default">
      <style:table-cell-properties fo:border-bottom="none" fo:background-color="#e3e3e3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7" style:family="table-cell" style:parent-style-name="Default">
      <style:table-cell-properties fo:border-bottom="0.74pt solid #000000" fo:background-color="#e3e3e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50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 style:data-style-name="N114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>
      <style:table-cell-properties fo:border-bottom="0.74pt solid #000000" fo:background-color="#e3e3e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3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" style:family="table-cell" style:parent-style-name="Default">
      <style:table-cell-properties fo:border-bottom="none" fo:background-color="#e3e3e3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5" style:family="table-cell" style:parent-style-name="Default">
      <style:table-cell-properties fo:border-bottom="0.74pt solid #000000" fo:background-color="#e3e3e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6" style:family="table-cell" style:parent-style-name="Default">
      <style:table-cell-properties fo:background-color="#808080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light1" loext:color-type="theme"/>
      </style:text-properties>
    </style:style>
    <style:style style:name="ce157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light1" loext:color-type="theme"/>
      </style:text-properties>
    </style:style>
    <style:style style:name="ce158" style:family="table-cell" style:parent-style-name="Default" style:data-style-name="N100">
      <style:table-cell-properties fo:border-bottom="0.06pt solid #000000" fo:background-color="#d9d9d9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9" style:family="table-cell" style:parent-style-name="Default">
      <style:table-cell-properties fo:border-bottom="none" fo:background-color="#e3e3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0" style:family="table-cell" style:parent-style-name="Default">
      <style:table-cell-properties fo:border-bottom="0.74pt solid #000000" fo:background-color="#e3e3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0.74pt solid #000000" fo:background-color="#e3e3e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0" style:family="table-cell" style:parent-style-name="Default">
      <style:table-cell-properties fo:border-bottom="0.74pt solid #000000" fo:background-color="#e3e3e3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1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 style:data-style-name="N132">
      <style:table-cell-properties fo:border-bottom="0.06pt solid #000000" fo:background-color="#ffc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 style:data-style-name="N132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6" style:family="table-cell" style:parent-style-name="Default">
      <style:table-cell-properties fo:border-bottom="0.06pt solid #000000" fo:background-color="#40404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>
        <loext:background-complex-color loext:theme-type="dark1" loext:color-type="theme">
          <loext:transformation loext:type="lummod" loext:value="7500"/>
          <loext:transformation loext:type="lumoff" loext:value="24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7" style:family="table-cell" style:parent-style-name="Default" style:data-style-name="N13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0.06pt solid #000000" fo:background-color="#40404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dark1" loext:color-type="theme">
          <loext:transformation loext:type="lummod" loext:value="7500"/>
          <loext:transformation loext:type="lumoff" loext:value="24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9" style:family="table-cell" style:parent-style-name="Default" style:data-style-name="N132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Default" style:data-style-name="N2">
      <style:table-cell-properties fo:border-bottom="0.06pt solid #000000" fo:background-color="#d7e4bd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8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fo:border-bottom="0.74pt solid #000000" fo:background-color="#e3e3e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6" style:family="table-cell" style:parent-style-name="Default" style:data-style-name="N132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>
      <style:table-cell-properties fo:border-bottom="0.06pt solid #000000" fo:background-color="#40404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dark1" loext:color-type="theme">
          <loext:transformation loext:type="lummod" loext:value="7500"/>
          <loext:transformation loext:type="lumoff" loext:value="24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8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9" style:family="table-cell" style:parent-style-name="Default" style:data-style-name="N132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1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" style:family="table-cell" style:parent-style-name="Default" style:data-style-name="N132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7" style:family="table-cell" style:parent-style-name="Default">
      <style:table-cell-properties fo:border-bottom="0.06pt solid #000000" fo:background-color="#eaeaea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8" style:family="table-cell" style:parent-style-name="Default" style:data-style-name="N132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0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Default">
      <style:table-cell-properties fo:border-bottom="0.06pt solid #000000" fo:background-color="#404040" style:cell-protect="none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>
        <loext:background-complex-color loext:theme-type="dark1" loext:color-type="theme">
          <loext:transformation loext:type="lummod" loext:value="7500"/>
          <loext:transformation loext:type="lumoff" loext:value="24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2" style:family="table-cell" style:parent-style-name="Default" style:data-style-name="N132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3" style:family="table-cell" style:parent-style-name="Excel_20_Built-in_20_Comma" style:data-style-name="N130">
      <style:table-cell-properties fo:background-color="#ffc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" style:family="table-cell" style:parent-style-name="Excel_20_Built-in_20_Comma" style:data-style-name="N130">
      <style:table-cell-properties fo:background-color="#ffc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8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11" style:family="table-cell" style:parent-style-name="Default" style:data-style-name="N132">
      <style:table-cell-properties style:rotation-align="none"/>
    </style:style>
    <style:style style:name="ce2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4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5" style:family="table-cell" style:parent-style-name="Default" style:data-style-name="N11">
      <style:table-cell-properties style:rotation-align="none"/>
    </style:style>
    <style:style style:name="ce2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 style:parent-style-name="Default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0.247cm" fo:text-align="start" fo:text-indent="0cm"/>
      <style:text-properties fo:font-size="18pt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  <style:style style:name="gr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gr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1" style:family="paragraph">
      <style:paragraph-properties fo:margin-left="0cm" fo:margin-right="0cm" fo:margin-top="0cm" fo:margin-bottom="0cm" fo:line-height="0.247cm" fo:text-align="start" fo:text-indent="0cm"/>
    </style:style>
    <style:style style:name="P2" style:family="paragraph">
      <style:paragraph-properties fo:margin-left="0cm" fo:margin-right="0cm" fo:margin-top="0cm" fo:margin-bottom="0cm" fo:line-height="0.282cm" fo:text-align="start" fo:text-indent="0cm"/>
    </style:style>
    <style:style style:name="P3" style:family="paragraph">
      <style:paragraph-properties fo:margin-left="0cm" fo:margin-right="0cm" fo:margin-top="0cm" fo:margin-bottom="0cm" fo:line-height="0.212cm" fo:text-align="start" fo:text-indent="0cm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0.247cm" fo:text-align="start" fo:text-indent="0cm"/>
      <style:text-properties fo:font-size="18pt"/>
    </style:style>
    <style:style style:name="P5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  <style:style style:name="P6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P7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7pt" fo:letter-spacing="normal" fo:language="es" fo:country="MX" fo:font-style="normal" style:text-underline-style="none" fo:font-weight="bold" fo:background-color="transparent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Calibri" fo:font-size="7pt" fo:letter-spacing="normal" fo:language="es" fo:country="MX" fo:font-style="normal" style:text-underline-style="none" fo:font-weight="bold" fo:background-color="transparent" style:font-size-asian="7pt" style:font-style-asian="normal" style:font-weight-asian="bold" style:font-size-complex="7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8pt" fo:letter-spacing="normal" fo:language="es" fo:country="MX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8pt" fo:letter-spacing="normal" fo:language="es" fo:country="MX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7" style:family="text">
      <style:text-properties fo:color="#ff0000" style:font-name="Century Gothic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C$59:.$C$68])" table:allow-empty-cell="true" table:display-list="unsorted" table:base-cell-address="'ANALISIS CON CONSTRUCCIÓN'.H16">
          <table:help-message table:display="true"/>
          <table:error-message table:message-type="stop" table:display="true"/>
        </table:content-validation>
      </table:content-validations>
      <table:table table:name="CAPTURA INMUEBLE" table:style-name="ta1" table:protected="true" table:protection-key="4JNY3MAx69V+qfkjRipnoRWyILo=" table:protection-key-digest-algorithm="http://docs.oasis-open.org/office/ns/table/legacy-hash-excel" loext:protection-key-digest-algorithm-2="http://www.w3.org/2000/09/xmldsig#sha1" table:print-ranges="'CAPTURA INMUEBLE'.A1:'CAPTURA INMUEBLE'.I37">
        <loext:table-protection loext:select-protected-cells="true" loext:select-unprotected-cells="true"/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4" table:default-cell-style-name="ce9"/>
        <table:table-column table:style-name="co4" table:default-cell-style-name="ce9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number-columns-repeated="243"/>
        <table:table-column table:style-name="co8" table:number-columns-repeated="16128"/>
        <table:table-row table:style-name="ro1">
          <table:table-cell table:style-name="ce1" office:value-type="string" calcext:value-type="string" table:number-columns-spanned="8" table:number-rows-spanned="1">
            <text:p>DATOS DE LA VIVIENDA A ANALIZAR</text:p>
          </table:table-cell>
          <table:covered-table-cell table:number-columns-repeated="7" table:style-name="ce10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2"/>
          <table:table-cell table:number-columns-repeated="12"/>
          <table:table-cell table:style-name="Default" table:number-columns-repeated="16371"/>
        </table:table-row>
        <table:table-row table:style-name="ro1">
          <table:table-cell table:style-name="ce2" office:value-type="string" calcext:value-type="string">
            <text:p>DOMICILIO DEL INMUEBLE:</text:p>
          </table:table-cell>
          <table:table-cell table:number-columns-repeated="12"/>
          <table:table-cell table:style-name="Default" table:number-columns-repeated="16371"/>
        </table:table-row>
        <table:table-row table:style-name="ro2">
          <table:table-cell table:style-name="ce2"/>
          <table:table-cell table:number-columns-repeated="12"/>
          <table:table-cell table:style-name="Default" table:number-columns-repeated="16371"/>
        </table:table-row>
        <table:table-row table:style-name="ro1">
          <table:table-cell table:style-name="ce3" office:value-type="string" calcext:value-type="string">
            <text:p>Calle:</text:p>
          </table:table-cell>
          <table:table-cell table:style-name="ce11" office:value-type="string" calcext:value-type="string" table:number-columns-spanned="6" table:number-rows-spanned="1">
            <text:p>ROSAS</text:p>
          </table:table-cell>
          <table:covered-table-cell table:number-columns-repeated="4" table:style-name="ce22"/>
          <table:covered-table-cell table:style-name="ce31"/>
          <table:table-cell table:number-columns-repeated="6"/>
          <table:table-cell table:style-name="Default" table:number-columns-repeated="16371"/>
        </table:table-row>
        <table:table-row table:style-name="ro1">
          <table:table-cell table:style-name="ce3" office:value-type="string" calcext:value-type="string">
            <text:p>No. Oficial:</text:p>
          </table:table-cell>
          <table:table-cell table:style-name="ce12" office:value-type="float" office:value="206" calcext:value-type="float" table:number-columns-spanned="6" table:number-rows-spanned="1">
            <text:p>206</text:p>
          </table:table-cell>
          <table:covered-table-cell table:number-columns-repeated="4" table:style-name="ce23"/>
          <table:covered-table-cell table:style-name="ce32"/>
          <table:table-cell table:number-columns-repeated="6"/>
          <table:table-cell table:style-name="Default" table:number-columns-repeated="16371"/>
        </table:table-row>
        <table:table-row table:style-name="ro1">
          <table:table-cell table:style-name="ce3" office:value-type="string" calcext:value-type="string">
            <text:p>Colonia o Fraccionamiento:</text:p>
          </table:table-cell>
          <table:table-cell table:style-name="ce11" office:value-type="string" calcext:value-type="string" table:number-columns-spanned="6" table:number-rows-spanned="1">
            <text:p>Jardines de San Andrés</text:p>
          </table:table-cell>
          <table:covered-table-cell table:number-columns-repeated="4" table:style-name="ce22"/>
          <table:covered-table-cell table:style-name="ce31"/>
          <table:table-cell table:number-columns-repeated="6"/>
          <table:table-cell table:style-name="Default" table:number-columns-repeated="16371"/>
        </table:table-row>
        <table:table-row table:style-name="ro1">
          <table:table-cell table:style-name="ce3" office:value-type="string" calcext:value-type="string">
            <text:p>Municipio:</text:p>
          </table:table-cell>
          <table:table-cell table:style-name="ce11" office:value-type="string" calcext:value-type="string" table:number-columns-spanned="6" table:number-rows-spanned="1">
            <text:p>Apodaca</text:p>
          </table:table-cell>
          <table:covered-table-cell table:number-columns-repeated="4" table:style-name="ce22"/>
          <table:covered-table-cell table:style-name="ce31"/>
          <table:table-cell table:number-columns-repeated="6"/>
          <table:table-cell table:style-name="Default" table:number-columns-repeated="16371"/>
        </table:table-row>
        <table:table-row table:style-name="ro1">
          <table:table-cell table:style-name="ce3" office:value-type="string" calcext:value-type="string">
            <text:p>Estado:</text:p>
          </table:table-cell>
          <table:table-cell table:style-name="ce11" office:value-type="string" calcext:value-type="string" table:number-columns-spanned="6" table:number-rows-spanned="1">
            <text:p>Nuevo Léon.</text:p>
          </table:table-cell>
          <table:covered-table-cell table:number-columns-repeated="4" table:style-name="ce22"/>
          <table:covered-table-cell table:style-name="ce31"/>
          <table:table-cell table:number-columns-repeated="6"/>
          <table:table-cell table:style-name="Default" table:number-columns-repeated="16371"/>
        </table:table-row>
        <table:table-row table:style-name="ro1">
          <table:table-cell table:style-name="ce4"/>
          <table:table-cell table:number-columns-repeated="12"/>
          <table:table-cell table:style-name="Default" table:number-columns-repeated="16371"/>
        </table:table-row>
        <table:table-row table:style-name="ro3">
          <table:table-cell table:style-name="ce5" office:value-type="string" calcext:value-type="string">
            <text:p>Descripción del inmueble:</text:p>
          </table:table-cell>
          <table:table-cell table:style-name="ce13" office:value-type="string" calcext:value-type="string" table:number-columns-spanned="6" table:number-rows-spanned="1">
            <text:p>CASA HABITACIÓN CON 2 RECÁMARAS Y 1.5 BAÑOS, <text:s/>EN 2 NIVELES, COCHERA PARA 2 AUTOS, COCINETA, 1 MINISPLIT Y BOILER</text:p>
          </table:table-cell>
          <table:covered-table-cell table:number-columns-repeated="5" table:style-name="ce24"/>
          <table:table-cell table:style-name="ce33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6"/>
          <table:table-cell table:number-columns-repeated="2"/>
          <table:table-cell>
            <draw:custom-shape draw:z-index="0" draw:name="2 CuadroTexto" draw:style-name="gr1" draw:text-style-name="P4" svg:width="6.431cm" svg:height="4.03cm" svg:x="0.399cm" svg:y="0.106cm">
              <text:p text:style-name="P1"><text:span text:style-name="T1">NOTA: </text:span><text:span text:style-name="T2">AL PONER EL NO. DE CALIFICACIÓN AGREGAR TAMBIEN LA LEYENDA CORRESPONDIENTE...</text:span></text:p>
              <text:p text:style-name="P1"><text:span text:style-name="T1"/></text:p>
              <text:p text:style-name="P2"><text:span text:style-name="T1">E</text:span><text:span text:style-name="T3">. CONSERVACIÓN</text:span><text:span text:style-name="T3"><text:tab/></text:span><text:span text:style-name="T3">CALIFICACIÓN</text:span></text:p>
              <text:p text:style-name="P1"><text:span text:style-name="T4">NUEVO</text:span><text:span text:style-name="T4"><text:tab/></text:span><text:span text:style-name="T4">10 <text:s/></text:span></text:p>
              <text:p text:style-name="P2"><text:span text:style-name="T4">EXCELENTE</text:span><text:span text:style-name="T4"><text:tab/></text:span><text:span text:style-name="T4">9 <text:s text:c="9"/>(NO MAYOR A 1 AÑO)</text:span></text:p>
              <text:p text:style-name="P1"><text:span text:style-name="T4">MUY BUENO</text:span><text:span text:style-name="T4"><text:tab/></text:span><text:span text:style-name="T4">8</text:span></text:p>
              <text:p text:style-name="P2"><text:span text:style-name="T4">BUENO</text:span><text:span text:style-name="T4"><text:tab/></text:span><text:span text:style-name="T4">7</text:span></text:p>
              <text:p text:style-name="P1"><text:span text:style-name="T4">NORMAL</text:span><text:span text:style-name="T4"><text:tab/></text:span><text:span text:style-name="T4">6</text:span></text:p>
              <text:p text:style-name="P1"><text:span text:style-name="T4">NORMAL BAJO</text:span><text:span text:style-name="T4"><text:tab/></text:span><text:span text:style-name="T4">5</text:span></text:p>
              <text:p text:style-name="P1"><text:span text:style-name="T4">REGULAR</text:span><text:span text:style-name="T4"><text:tab/></text:span><text:span text:style-name="T4">4</text:span></text:p>
              <text:p text:style-name="P3"><text:span text:style-name="T4">MALO</text:span><text:span text:style-name="T4"><text:tab/></text:span><text:span text:style-name="T4">3</text:span></text:p>
              <text:p text:style-name="P1"><text:span text:style-name="T4">DESECHO</text:span><text:span text:style-name="T4"><text:tab/></text:span><text:span text:style-name="T4">2</text:span></text:p>
              <text:p text:style-name="P1"><text:span text:style-name="T4">INSERVIBLE</text:span><text:span text:style-name="T4"><text:tab/></text:span><text:span text:style-name="T4">1</text:span></text:p>
              <text:p text:style-name="P1"><text:span text:style-name="T4"/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  <table:table-cell table:style-name="Default" table:number-columns-repeated="16371"/>
        </table:table-row>
        <table:table-row table:style-name="ro4">
          <table:table-cell table:style-name="ce7"/>
          <table:table-cell table:number-columns-repeated="12"/>
          <table:table-cell table:style-name="Default" table:number-columns-repeated="16371"/>
        </table:table-row>
        <table:table-row table:style-name="ro1">
          <table:table-cell table:style-name="ce3" office:value-type="string" calcext:value-type="string">
            <text:p>Superficie de Construcción:</text:p>
          </table:table-cell>
          <table:table-cell table:style-name="ce14" office:value-type="float" office:value="92" calcext:value-type="float">
            <text:p>92</text:p>
          </table:table-cell>
          <table:table-cell table:style-name="ce25" office:value-type="string" calcext:value-type="string">
            <text:p>m².</text:p>
          </table:table-cell>
          <table:table-cell table:number-columns-repeated="10"/>
          <table:table-cell table:style-name="Default" table:number-columns-repeated="16371"/>
        </table:table-row>
        <table:table-row table:style-name="ro2">
          <table:table-cell table:style-name="ce4"/>
          <table:table-cell table:style-name="ce15"/>
          <table:table-cell table:style-name="ce2"/>
          <table:table-cell table:number-columns-repeated="5"/>
          <table:table-cell table:style-name="ce9" table:number-columns-repeated="16376"/>
        </table:table-row>
        <table:table-row table:style-name="ro1">
          <table:table-cell table:style-name="ce3" office:value-type="string" calcext:value-type="string">
            <text:p>Superficie de Terreno:</text:p>
          </table:table-cell>
          <table:table-cell table:style-name="ce14" office:value-type="float" office:value="90" calcext:value-type="float">
            <text:p>90</text:p>
          </table:table-cell>
          <table:table-cell table:style-name="ce25" office:value-type="string" calcext:value-type="string">
            <text:p>m².</text:p>
          </table:table-cell>
          <table:table-cell table:number-columns-repeated="10"/>
          <table:table-cell table:style-name="Default" table:number-columns-repeated="16371"/>
        </table:table-row>
        <table:table-row table:style-name="ro2">
          <table:table-cell table:style-name="ce7"/>
          <table:table-cell table:style-name="ce15"/>
          <table:table-cell table:style-name="ce2"/>
          <table:table-cell table:number-columns-repeated="5"/>
          <table:table-cell table:style-name="ce9" table:number-columns-repeated="16376"/>
        </table:table-row>
        <table:table-row table:style-name="ro5">
          <table:table-cell table:style-name="ce8" office:value-type="string" calcext:value-type="string">
            <text:p>Edad: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string" calcext:value-type="string">
            <text:p>Años.</text:p>
          </table:table-cell>
          <table:table-cell table:style-name="ce28"/>
          <table:table-cell table:style-name="ce29"/>
          <table:table-cell table:number-columns-repeated="4"/>
          <table:table-cell table:style-name="ce34" office:value-type="string" calcext:value-type="string">
            <text:p>Ross</text:p>
          </table:table-cell>
          <table:table-cell table:style-name="ce34" office:value-type="string" calcext:value-type="string">
            <text:p>Factor</text:p>
          </table:table-cell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7"/>
          <table:table-cell table:style-name="ce16"/>
          <table:table-cell table:number-columns-repeated="2"/>
          <table:table-cell table:style-name="ce29"/>
          <table:table-cell table:number-columns-repeated="3"/>
          <table:table-cell table:style-name="ce9" table:number-columns-repeated="16376"/>
        </table:table-row>
        <table:table-row table:style-name="ro5">
          <table:table-cell table:style-name="ce8" office:value-type="string" calcext:value-type="string">
            <text:p>Estado de Conservación: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formula="of:=1-[.J20]" office:value-type="float" office:value="0.234585095266609" calcext:value-type="float">
            <text:p>0.234585095266609</text:p>
          </table:table-cell>
          <table:table-cell table:formula="of:=(1-(POWER([.B18]/60;1.4)))*[.K20]" office:value-type="float" office:value="0.765414904733391" calcext:value-type="float">
            <text:p>0.765414904733391</text:p>
          </table:table-cell>
          <table:table-cell table:formula="of:=LOOKUP([.B20];{1|2|3|4|5|6|7|8|9|10};{0|0.135|0.248|0.474|0.668|0.819|0.9191|0.9748|0.9968|1})" office:value-type="float" office:value="0.9748" calcext:value-type="float">
            <text:p>0.9748</text:p>
          </table:table-cell>
          <table:table-cell table:number-columns-repeated="2"/>
          <table:table-cell table:style-name="Default" table:number-columns-repeated="16371"/>
        </table:table-row>
        <table:table-row table:style-name="ro7">
          <table:table-cell table:style-name="ce8" office:value-type="string" calcext:value-type="string">
            <text:p>Equipamiento:</text:p>
          </table:table-cell>
          <table:table-cell table:style-name="ce17" office:value-type="float" office:value="20000" calcext:value-type="float">
            <text:p>$20,000.00</text:p>
          </table:table-cell>
          <table:table-cell table:style-name="ce18"/>
          <table:table-cell/>
          <table:table-cell table:style-name="ce29"/>
          <table:table-cell/>
          <table:table-cell table:style-name="ce29"/>
          <table:table-cell/>
          <table:table-cell table:style-name="ce9" table:number-columns-repeated="4"/>
          <table:table-cell table:style-name="ce18"/>
          <table:table-cell table:style-name="ce9" table:number-columns-repeated="16371"/>
        </table:table-row>
        <table:table-row table:style-name="ro7">
          <table:table-cell table:style-name="ce8" office:value-type="string" calcext:value-type="string">
            <text:p>Valor unitario de construcción:</text:p>
          </table:table-cell>
          <table:table-cell table:style-name="ce17" office:value-type="float" office:value="9400" calcext:value-type="float">
            <text:p>$9,400.00</text:p>
          </table:table-cell>
          <table:table-cell table:style-name="ce18"/>
          <table:table-cell/>
          <table:table-cell table:style-name="ce29"/>
          <table:table-cell/>
          <table:table-cell table:style-name="ce29"/>
          <table:table-cell/>
          <table:table-cell table:style-name="ce9" table:number-columns-repeated="4"/>
          <table:table-cell table:style-name="ce18"/>
          <table:table-cell table:style-name="ce9" table:number-columns-repeated="16371"/>
        </table:table-row>
        <table:table-row table:style-name="ro7">
          <table:table-cell table:style-name="ce4"/>
          <table:table-cell table:style-name="ce18" table:number-columns-repeated="2"/>
          <table:table-cell/>
          <table:table-cell table:style-name="ce29"/>
          <table:table-cell/>
          <table:table-cell table:style-name="ce29"/>
          <table:table-cell/>
          <table:table-cell table:style-name="ce9" table:number-columns-repeated="4"/>
          <table:table-cell table:style-name="ce18"/>
          <table:table-cell table:style-name="ce9" table:number-columns-repeated="16371"/>
        </table:table-row>
        <table:table-row table:style-name="ro5">
          <table:table-cell table:style-name="ce6" office:value-type="string" calcext:value-type="string">
            <text:p>Asesor:</text:p>
          </table:table-cell>
          <table:table-cell table:style-name="ce19" office:value-type="string" calcext:value-type="string" table:number-columns-spanned="6" table:number-rows-spanned="1">
            <text:p>ANGELA GALARZA</text:p>
          </table:table-cell>
          <table:covered-table-cell table:number-columns-repeated="5" table:style-name="ce26"/>
          <table:table-cell table:style-name="ce29"/>
          <table:table-cell table:number-columns-repeated="5"/>
          <table:table-cell table:style-name="Default" table:number-columns-repeated="16371"/>
        </table:table-row>
        <table:table-row table:style-name="ro5">
          <table:table-cell table:style-name="ce6" office:value-type="string" calcext:value-type="string">
            <text:p>Contacto:</text:p>
          </table:table-cell>
          <table:table-cell table:style-name="ce20" office:value-type="string" calcext:value-type="string">
            <text:p>8131259988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0"/>
          <table:table-cell table:number-columns-repeated="6"/>
          <table:table-cell table:style-name="Default" table:number-columns-repeated="16371"/>
        </table:table-row>
        <table:table-row table:style-name="ro5">
          <table:table-cell table:style-name="ce6" office:value-type="string" calcext:value-type="string">
            <text:p>Email::</text:p>
          </table:table-cell>
          <table:table-cell table:style-name="ce21" office:value-type="string" calcext:value-type="string">
            <text:p>angie.galarzah@gmail.com</text:p>
          </table:table-cell>
          <table:table-cell table:style-name="ce27" table:number-columns-repeated="2"/>
          <table:table-cell table:style-name="ce30" table:number-columns-repeated="2"/>
          <table:table-cell table:style-name="ce27"/>
          <table:table-cell table:number-columns-repeated="6"/>
          <table:table-cell table:style-name="Default" table:number-columns-repeated="16371"/>
        </table:table-row>
        <table:table-row table:style-name="ro1" table:number-rows-repeated="10">
          <table:table-cell table:number-columns-repeated="13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  <table:named-expressions>
          <table:named-range table:name="_xlnm.Print_Area" table:base-cell-address="$'CAPTURA INMUEBLE'.$A$1" table:cell-range-address="$'CAPTURA INMUEBLE'.$A$1:.$I$37" table:range-usable-as="print-range"/>
        </table:named-expressions>
      </table:table>
      <table:table table:name="C. REFERENCIAS" table:style-name="ta2" table:protected="true" table:protection-key="4JNY3MAx69V+qfkjRipnoRWyILo=" table:protection-key-digest-algorithm="http://docs.oasis-open.org/office/ns/table/legacy-hash-excel" loext:protection-key-digest-algorithm-2="http://www.w3.org/2000/09/xmldsig#sha1" table:print-ranges="'C. REFERENCIAS'.A1:'C. REFERENCIAS'.I68">
        <loext:table-protection loext:select-protected-cells="true" loext:select-unprotected-cells="true"/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7"/>
        <table:table-column table:style-name="co13"/>
        <table:table-column table:style-name="co2" table:number-columns-repeated="245"/>
        <table:table-column table:style-name="co8" table:number-columns-repeated="16128"/>
        <table:table-row table:style-name="ro8">
          <table:table-cell table:style-name="ce35" office:value-type="string" calcext:value-type="string" table:number-columns-spanned="2" table:number-rows-spanned="1">
            <text:p>REFERENCIA No. 1</text:p>
          </table:table-cell>
          <table:covered-table-cell table:style-name="ce44"/>
          <table:table-cell table:style-name="ce49"/>
          <table:table-cell table:style-name="ce54" office:value-type="string" calcext:value-type="string" table:number-columns-spanned="2" table:number-rows-spanned="1">
            <text:p>REFERENCIA No. 2</text:p>
          </table:table-cell>
          <table:covered-table-cell table:style-name="ce57"/>
          <table:table-cell table:style-name="ce49"/>
          <table:table-cell table:style-name="ce35" office:value-type="string" calcext:value-type="string" table:number-columns-spanned="2" table:number-rows-spanned="1">
            <text:p>REFERENCIA No. 3</text:p>
          </table:table-cell>
          <table:covered-table-cell table:style-name="ce44"/>
          <table:table-cell/>
          <table:table-cell table:style-name="Default" table:number-columns-repeated="16375"/>
        </table:table-row>
        <table:table-row table:style-name="ro1">
          <table:table-cell table:style-name="ce9" table:number-columns-repeated="2"/>
          <table:table-cell table:style-name="ce49"/>
          <table:table-cell table:style-name="ce9" table:number-columns-repeated="2"/>
          <table:table-cell table:style-name="ce49"/>
          <table:table-cell table:style-name="ce9" table:number-columns-repeated="2"/>
          <table:table-cell/>
          <table:table-cell table:style-name="Default" table:number-columns-repeated="16375"/>
        </table:table-row>
        <table:table-row table:style-name="ro9">
          <table:table-cell table:style-name="ce36" office:value-type="string" calcext:value-type="string">
            <text:p>PRECIO DE VENTA o RENTA:</text:p>
          </table:table-cell>
          <table:table-cell table:style-name="ce45" office:value-type="float" office:value="1500000" calcext:value-type="float">
            <text:p>$1,500,000.00</text:p>
          </table:table-cell>
          <table:table-cell table:style-name="ce49"/>
          <table:table-cell table:style-name="ce36" office:value-type="string" calcext:value-type="string">
            <text:p>PRECIO DE VENTA o RENTA:</text:p>
          </table:table-cell>
          <table:table-cell table:style-name="ce45" office:value-type="float" office:value="1800000" calcext:value-type="float">
            <text:p>$1,800,000.00</text:p>
          </table:table-cell>
          <table:table-cell table:style-name="ce49"/>
          <table:table-cell table:style-name="ce36" office:value-type="string" calcext:value-type="string">
            <text:p>PRECIO DE VENTA o RENTA:</text:p>
          </table:table-cell>
          <table:table-cell table:style-name="ce45" office:value-type="float" office:value="1850000" calcext:value-type="float">
            <text:p>$1,850,000.00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37"/>
          <table:table-cell table:style-name="ce21"/>
          <table:table-cell table:style-name="ce49"/>
          <table:table-cell/>
          <table:table-cell table:style-name="ce21"/>
          <table:table-cell table:style-name="ce49"/>
          <table:table-cell/>
          <table:table-cell table:style-name="ce21"/>
          <table:table-cell/>
          <table:table-cell table:style-name="Default" table:number-columns-repeated="16375"/>
        </table:table-row>
        <table:table-row table:style-name="ro1">
          <table:table-cell table:style-name="ce38" office:value-type="string" calcext:value-type="string">
            <text:p>CALLE:</text:p>
          </table:table-cell>
          <table:table-cell table:style-name="ce46" office:value-type="string" calcext:value-type="string">
            <office:annotation draw:style-name="gr2" draw:text-style-name="P5" svg:width="4.149cm" svg:height="1.984cm" svg:x="11.529cm" svg:y="1.776cm" draw:caption-point-x="-0.407cm" draw:caption-point-y="0.275cm">
              <dc:creator>HP</dc:creator>
              <meta:date-string/>
              <text:p>https://propiedades.com/inmuebles/casa-en-venta-cumbres-san-agustin-2-sector-nuevo_leon-11876958#area=cumbres-san-agustin-2-sector-monterrey&amp;tipos=casas-venta&amp;orden=&amp;pagina=1&amp;paginas=1&amp;pos=1</text:p>
            </office:annotation>
            <text:p>NP</text:p>
          </table:table-cell>
          <table:table-cell table:style-name="ce49"/>
          <table:table-cell table:style-name="ce38" office:value-type="string" calcext:value-type="string">
            <text:p>CALLE:</text:p>
          </table:table-cell>
          <table:table-cell table:style-name="ce46" office:value-type="string" calcext:value-type="string">
            <text:p>NP</text:p>
          </table:table-cell>
          <table:table-cell table:style-name="ce49"/>
          <table:table-cell table:style-name="ce38" office:value-type="string" calcext:value-type="string">
            <text:p>CALLE:</text:p>
          </table:table-cell>
          <table:table-cell table:style-name="ce46" office:value-type="string" calcext:value-type="string">
            <text:p>NP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38" office:value-type="string" calcext:value-type="string">
            <text:p>COLONIA O FRACCIONAMIENTO:</text:p>
          </table:table-cell>
          <table:table-cell table:style-name="ce46" office:value-type="string" calcext:value-type="string">
            <text:p>METROPLEX</text:p>
          </table:table-cell>
          <table:table-cell table:style-name="ce49"/>
          <table:table-cell table:style-name="ce38" office:value-type="string" calcext:value-type="string">
            <text:p>COLONIA O FRACCIONAMIENTO:</text:p>
          </table:table-cell>
          <table:table-cell table:style-name="ce46" office:value-type="string" calcext:value-type="string">
            <text:p>NUEVA LAS PUENTES</text:p>
          </table:table-cell>
          <table:table-cell table:style-name="ce49"/>
          <table:table-cell table:style-name="ce38" office:value-type="string" calcext:value-type="string">
            <text:p>COLONIA O FRACCIONAMIENTO:</text:p>
          </table:table-cell>
          <table:table-cell table:style-name="ce46" office:value-type="string" calcext:value-type="string">
            <text:p>METROPLEX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38" office:value-type="string" calcext:value-type="string">
            <text:p>MUNICIPIO:</text:p>
          </table:table-cell>
          <table:table-cell table:style-name="ce46" office:value-type="string" calcext:value-type="string">
            <text:p>APODACA</text:p>
          </table:table-cell>
          <table:table-cell table:style-name="ce49"/>
          <table:table-cell table:style-name="ce38" office:value-type="string" calcext:value-type="string">
            <text:p>MUNICIPIO:</text:p>
          </table:table-cell>
          <table:table-cell table:style-name="ce46" office:value-type="string" calcext:value-type="string">
            <text:p>APODACA</text:p>
          </table:table-cell>
          <table:table-cell table:style-name="ce49"/>
          <table:table-cell table:style-name="ce38" office:value-type="string" calcext:value-type="string">
            <text:p>MUNICIPIO:</text:p>
          </table:table-cell>
          <table:table-cell table:style-name="ce46" office:value-type="string" calcext:value-type="string">
            <text:p>APODACA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38" office:value-type="string" calcext:value-type="string">
            <text:p>ESTADO:</text:p>
          </table:table-cell>
          <table:table-cell table:style-name="ce46" office:value-type="string" calcext:value-type="string">
            <text:p>NUEVO LEÓN</text:p>
          </table:table-cell>
          <table:table-cell table:style-name="ce49"/>
          <table:table-cell table:style-name="ce38" office:value-type="string" calcext:value-type="string">
            <text:p>ESTADO:</text:p>
          </table:table-cell>
          <table:table-cell table:style-name="ce46" office:value-type="string" calcext:value-type="string">
            <text:p>NUEVO LEÓN</text:p>
          </table:table-cell>
          <table:table-cell table:style-name="ce49"/>
          <table:table-cell table:style-name="ce38" office:value-type="string" calcext:value-type="string">
            <text:p>ESTADO:</text:p>
          </table:table-cell>
          <table:table-cell table:style-name="ce46" office:value-type="string" calcext:value-type="string">
            <text:p>NUEVO LEÓN</text:p>
          </table:table-cell>
          <table:table-cell/>
          <table:table-cell table:style-name="Default" table:number-columns-repeated="16375"/>
        </table:table-row>
        <table:table-row table:style-name="ro10">
          <table:table-cell table:style-name="ce39"/>
          <table:table-cell table:style-name="ce16"/>
          <table:table-cell table:style-name="ce49"/>
          <table:table-cell table:style-name="ce39"/>
          <table:table-cell table:style-name="ce16"/>
          <table:table-cell table:style-name="ce49"/>
          <table:table-cell table:style-name="ce39"/>
          <table:table-cell table:style-name="ce16"/>
          <table:table-cell/>
          <table:table-cell table:style-name="ce9" table:number-columns-repeated="16375"/>
        </table:table-row>
        <table:table-row table:style-name="ro1">
          <table:table-cell table:style-name="ce38" office:value-type="string" calcext:value-type="string">
            <text:p>SUPERFICE DE TERRENO:</text:p>
          </table:table-cell>
          <table:table-cell table:style-name="ce14" office:value-type="float" office:value="90" calcext:value-type="float">
            <text:p>90</text:p>
          </table:table-cell>
          <table:table-cell table:style-name="ce50" office:value-type="string" calcext:value-type="string">
            <text:p>m².</text:p>
          </table:table-cell>
          <table:table-cell table:style-name="ce38" office:value-type="string" calcext:value-type="string">
            <text:p>SUPERFICE DE TERRENO:</text:p>
          </table:table-cell>
          <table:table-cell table:style-name="ce14" office:value-type="float" office:value="96" calcext:value-type="float">
            <text:p>96</text:p>
          </table:table-cell>
          <table:table-cell table:style-name="ce50" office:value-type="string" calcext:value-type="string">
            <text:p>m².</text:p>
          </table:table-cell>
          <table:table-cell table:style-name="ce38" office:value-type="string" calcext:value-type="string">
            <text:p>SUPERFICE DE TERRENO:</text:p>
          </table:table-cell>
          <table:table-cell table:style-name="ce14" office:value-type="float" office:value="90" calcext:value-type="float">
            <text:p>90</text:p>
          </table:table-cell>
          <table:table-cell table:style-name="ce2" office:value-type="string" calcext:value-type="string">
            <text:p>m².</text:p>
          </table:table-cell>
          <table:table-cell table:style-name="Default" table:number-columns-repeated="16375"/>
        </table:table-row>
        <table:table-row table:style-name="ro1">
          <table:table-cell table:style-name="ce38" office:value-type="string" calcext:value-type="string">
            <text:p>SUPERFICE DE CONSTRUCIÓN:</text:p>
          </table:table-cell>
          <table:table-cell table:style-name="ce47" office:value-type="float" office:value="85" calcext:value-type="float">
            <text:p>85</text:p>
          </table:table-cell>
          <table:table-cell table:style-name="ce50" office:value-type="string" calcext:value-type="string">
            <text:p>m².</text:p>
          </table:table-cell>
          <table:table-cell table:style-name="ce38" office:value-type="string" calcext:value-type="string">
            <text:p>SUPERFICE DE CONSTRUCIÓN:</text:p>
          </table:table-cell>
          <table:table-cell table:style-name="ce47" office:value-type="float" office:value="82" calcext:value-type="float">
            <text:p>82</text:p>
          </table:table-cell>
          <table:table-cell table:style-name="ce50" office:value-type="string" calcext:value-type="string">
            <text:p>m².</text:p>
          </table:table-cell>
          <table:table-cell table:style-name="ce38" office:value-type="string" calcext:value-type="string">
            <text:p>SUPERFICE DE CONSTRUCIÓN:</text:p>
          </table:table-cell>
          <table:table-cell table:style-name="ce47" office:value-type="float" office:value="150" calcext:value-type="float">
            <text:p>150</text:p>
          </table:table-cell>
          <table:table-cell table:style-name="ce2" office:value-type="string" calcext:value-type="string">
            <text:p>m².</text:p>
          </table:table-cell>
          <table:table-cell table:style-name="Default" table:number-columns-repeated="16375"/>
        </table:table-row>
        <table:table-row table:style-name="ro6">
          <table:table-cell table:style-name="ce40"/>
          <table:table-cell table:style-name="ce48"/>
          <table:table-cell table:style-name="ce51"/>
          <table:table-cell table:style-name="ce40"/>
          <table:table-cell table:style-name="ce48"/>
          <table:table-cell table:style-name="ce51"/>
          <table:table-cell table:style-name="ce40"/>
          <table:table-cell table:style-name="ce48"/>
          <table:table-cell table:style-name="ce59" table:number-columns-repeated="16376"/>
        </table:table-row>
        <table:table-row table:style-name="ro1">
          <table:table-cell table:style-name="ce38" office:value-type="string" calcext:value-type="string">
            <text:p>EDAD DEL INMUEBLE:</text:p>
          </table:table-cell>
          <table:table-cell table:style-name="ce14" office:value-type="float" office:value="20" calcext:value-type="float">
            <text:p>20</text:p>
          </table:table-cell>
          <table:table-cell table:style-name="ce49"/>
          <table:table-cell table:style-name="ce38" office:value-type="string" calcext:value-type="string">
            <text:p>EDAD DEL INMUEBLE:</text:p>
          </table:table-cell>
          <table:table-cell table:style-name="ce14" office:value-type="float" office:value="20" calcext:value-type="float">
            <text:p>20</text:p>
          </table:table-cell>
          <table:table-cell table:style-name="ce49"/>
          <table:table-cell table:style-name="ce38" office:value-type="string" calcext:value-type="string">
            <text:p>EDAD DEL INMUEBLE:</text:p>
          </table:table-cell>
          <table:table-cell table:style-name="ce14" office:value-type="float" office:value="20" calcext:value-type="float">
            <text:p>20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41" office:value-type="string" calcext:value-type="string">
            <text:p>Nota: Si no se sabe la edad poner la misma que la del inmueble a analizar</text:p>
          </table:table-cell>
          <table:table-cell table:style-name="ce16"/>
          <table:table-cell table:style-name="ce9"/>
          <table:table-cell table:style-name="ce55" office:value-type="string" calcext:value-type="string">
            <text:p>Nota: Si no se sabe la edad poner la misma que la del inmueble a analizar</text:p>
          </table:table-cell>
          <table:table-cell table:style-name="ce16"/>
          <table:table-cell table:style-name="ce9"/>
          <table:table-cell table:style-name="ce41" office:value-type="string" calcext:value-type="string">
            <text:p>Nota: Si no se sabe la edad poner la misma que la del inmueble a analizar</text:p>
          </table:table-cell>
          <table:table-cell table:style-name="ce16"/>
          <table:table-cell/>
          <table:table-cell table:style-name="ce9" table:number-columns-repeated="16375"/>
        </table:table-row>
        <table:table-row table:style-name="ro11">
          <table:table-cell table:style-name="ce9"/>
          <table:table-cell table:style-name="ce16"/>
          <table:table-cell table:style-name="ce9"/>
          <table:table-cell table:style-name="ce7"/>
          <table:table-cell table:style-name="ce16"/>
          <table:table-cell table:style-name="ce9" table:number-columns-repeated="2"/>
          <table:table-cell table:style-name="ce16"/>
          <table:table-cell/>
          <table:table-cell table:style-name="ce9" table:number-columns-repeated="16375"/>
        </table:table-row>
        <table:table-row table:style-name="ro1">
          <table:table-cell table:style-name="ce38" office:value-type="string" calcext:value-type="string">
            <text:p>CONSERVACIÓN:</text:p>
          </table:table-cell>
          <table:table-cell table:style-name="ce14" table:content-validation-name="val1" office:value-type="float" office:value="8" calcext:value-type="float">
            <text:p>8</text:p>
          </table:table-cell>
          <table:table-cell table:style-name="ce49"/>
          <table:table-cell table:style-name="ce38" office:value-type="string" calcext:value-type="string">
            <text:p>CONSERVACIÓN:</text:p>
          </table:table-cell>
          <table:table-cell table:style-name="ce14" table:content-validation-name="val1" office:value-type="float" office:value="8" calcext:value-type="float">
            <text:p>8</text:p>
          </table:table-cell>
          <table:table-cell table:style-name="ce49"/>
          <table:table-cell table:style-name="ce38" office:value-type="string" calcext:value-type="string">
            <text:p>CONSERVACIÓN:</text:p>
          </table:table-cell>
          <table:table-cell table:style-name="ce14" table:content-validation-name="val1" office:value-type="float" office:value="8" calcext:value-type="float">
            <text:p>8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 table:number-columns-repeated="2"/>
          <table:table-cell table:style-name="ce49"/>
          <table:table-cell table:style-name="ce9" table:number-columns-repeated="2"/>
          <table:table-cell table:style-name="ce49"/>
          <table:table-cell table:style-name="ce9" table:number-columns-repeated="2"/>
          <table:table-cell/>
          <table:table-cell table:style-name="ce9" table:number-columns-repeated="16375"/>
        </table:table-row>
        <table:table-row table:style-name="ro1">
          <table:table-cell table:style-name="ce42" office:value-type="string" calcext:value-type="string">
            <text:p>Calif.</text:p>
          </table:table-cell>
          <table:table-cell table:style-name="ce42" office:value-type="string" calcext:value-type="string">
            <text:p>Estado</text:p>
          </table:table-cell>
          <table:table-cell table:style-name="ce52" office:value-type="string" calcext:value-type="string">
            <text:p>SUGERENCIAS PARA LA SELECCIÓN DEL ESTADO DE CONSERVACIÓN:</text:p>
          </table:table-cell>
          <table:table-cell table:style-name="ce56" table:number-columns-repeated="2"/>
          <table:table-cell table:style-name="ce58"/>
          <table:table-cell table:style-name="ce9" table:number-columns-repeated="2"/>
          <table:table-cell/>
          <table:table-cell table:style-name="Default" table:number-columns-repeated="16375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Inservible</text:p>
          </table:table-cell>
          <table:table-cell table:style-name="ce53" office:value-type="string" calcext:value-type="string">
            <text:p>Vivienda inservible, que debería ser demolida para aprovechar el terreno en el que se ubica.</text:p>
          </table:table-cell>
          <table:table-cell table:style-name="ce56" table:number-columns-repeated="2"/>
          <table:table-cell table:style-name="ce58"/>
          <table:table-cell table:style-name="ce9" table:number-columns-repeated="2"/>
          <table:table-cell/>
          <table:table-cell table:style-name="Default" table:number-columns-repeated="1637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Desecho</text:p>
          </table:table-cell>
          <table:table-cell table:style-name="ce53" office:value-type="string" calcext:value-type="string">
            <text:p>Vivienda con condiciones inapropiadas que debería ser remodelada o demolida.</text:p>
          </table:table-cell>
          <table:table-cell table:style-name="ce56" table:number-columns-repeated="2"/>
          <table:table-cell table:style-name="ce58"/>
          <table:table-cell table:style-name="ce9" table:number-columns-repeated="2"/>
          <table:table-cell/>
          <table:table-cell table:style-name="Default" table:number-columns-repeated="16375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Malo</text:p>
          </table:table-cell>
          <table:table-cell table:style-name="ce53" office:value-type="string" calcext:value-type="string">
            <text:p>Vivienda con problemas evidentes, que requiere de reparaciones mayores.</text:p>
          </table:table-cell>
          <table:table-cell table:style-name="ce56" table:number-columns-repeated="2"/>
          <table:table-cell table:style-name="ce58"/>
          <table:table-cell table:style-name="ce9" table:number-columns-repeated="2"/>
          <table:table-cell/>
          <table:table-cell table:style-name="Default" table:number-columns-repeated="16375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Regular</text:p>
          </table:table-cell>
          <table:table-cell table:style-name="ce53" office:value-type="string" calcext:value-type="string">
            <text:p>Vivienda sin mantenimiento con necesidad de reparaciones importantes.<text:span text:style-name="T7"> (NO ES SUJETA DE CRÉDITO EN ALGUNAS ONAVI's)</text:span></text:p>
          </table:table-cell>
          <table:table-cell table:style-name="ce56" table:number-columns-repeated="2"/>
          <table:table-cell table:style-name="ce58"/>
          <table:table-cell table:style-name="ce9" table:number-columns-repeated="2"/>
          <table:table-cell/>
          <table:table-cell table:style-name="Default" table:number-columns-repeated="1637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Normal bajo</text:p>
          </table:table-cell>
          <table:table-cell table:style-name="ce53" office:value-type="string" calcext:value-type="string">
            <text:p>Vivienda usada sin mantenimiento, que requiere algunas reparaciones sencillas, pero se encuentra en condiciones habitables.</text:p>
          </table:table-cell>
          <table:table-cell table:style-name="ce56" table:number-columns-repeated="2"/>
          <table:table-cell table:style-name="ce58"/>
          <table:table-cell table:style-name="ce9" table:number-columns-repeated="2"/>
          <table:table-cell/>
          <table:table-cell table:style-name="Default" table:number-columns-repeated="16375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Normal</text:p>
          </table:table-cell>
          <table:table-cell table:style-name="ce53" office:value-type="string" calcext:value-type="string">
            <text:p>Vivienda usada con mantenimiento escaso o mínimo evidente, que requiere ligeras reparaciones.</text:p>
          </table:table-cell>
          <table:table-cell table:style-name="ce56" table:number-columns-repeated="2"/>
          <table:table-cell table:style-name="ce58"/>
          <table:table-cell table:style-name="ce9" table:number-columns-repeated="2"/>
          <table:table-cell/>
          <table:table-cell table:style-name="Default" table:number-columns-repeated="16375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Bueno</text:p>
          </table:table-cell>
          <table:table-cell table:style-name="ce53" office:value-type="string" calcext:value-type="string">
            <text:p>La mayoría de viviendas con uso promedio que requieren mantenimiento menor.</text:p>
          </table:table-cell>
          <table:table-cell table:style-name="ce56" table:number-columns-repeated="2"/>
          <table:table-cell table:style-name="ce58"/>
          <table:table-cell table:style-name="ce9" table:number-columns-repeated="2"/>
          <table:table-cell/>
          <table:table-cell table:style-name="Default" table:number-columns-repeated="16375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Muy Bueno</text:p>
          </table:table-cell>
          <table:table-cell table:style-name="ce53" office:value-type="string" calcext:value-type="string">
            <text:p>Vivienda seminueva con detalles de mantenimiento menor (pintura básicamente).</text:p>
          </table:table-cell>
          <table:table-cell table:style-name="ce56" table:number-columns-repeated="2"/>
          <table:table-cell table:style-name="ce58"/>
          <table:table-cell table:style-name="ce9" table:number-columns-repeated="2"/>
          <table:table-cell/>
          <table:table-cell table:style-name="Default" table:number-columns-repeated="16375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Excelente</text:p>
          </table:table-cell>
          <table:table-cell table:style-name="ce53" office:value-type="string" calcext:value-type="string">
            <text:p>Vivienda sin usar generalmente, con algunos detalles de Mantenimiento mínimos (concluida hace 6 a 12 meses).</text:p>
          </table:table-cell>
          <table:table-cell table:style-name="ce56" table:number-columns-repeated="2"/>
          <table:table-cell table:style-name="ce58"/>
          <table:table-cell table:style-name="ce9" table:number-columns-repeated="2"/>
          <table:table-cell/>
          <table:table-cell table:style-name="Default" table:number-columns-repeated="16375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Nuevo</text:p>
          </table:table-cell>
          <table:table-cell table:style-name="ce53" office:value-type="string" calcext:value-type="string">
            <text:p>Vivienda sin usar, concluida en los últimos 6 meses.</text:p>
          </table:table-cell>
          <table:table-cell table:style-name="ce56" table:number-columns-repeated="2"/>
          <table:table-cell table:style-name="ce58"/>
          <table:table-cell table:style-name="ce9" table:number-columns-repeated="2"/>
          <table:table-cell/>
          <table:table-cell table:style-name="Default" table:number-columns-repeated="16375"/>
        </table:table-row>
        <table:table-row table:style-name="ro1">
          <table:table-cell table:style-name="ce2" table:number-columns-repeated="2"/>
          <table:table-cell table:style-name="ce9" table:number-columns-repeated="6"/>
          <table:table-cell/>
          <table:table-cell table:style-name="Default" table:number-columns-repeated="16375"/>
        </table:table-row>
        <table:table-row table:style-name="ro1" table:number-rows-repeated="10">
          <table:table-cell table:style-name="ce9" table:number-columns-repeated="8"/>
          <table:table-cell/>
          <table:table-cell table:style-name="Default" table:number-columns-repeated="16375"/>
        </table:table-row>
        <table:table-row table:style-name="ro1" table:number-rows-repeated="19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6376"/>
        </table:table-row>
        <table:named-expressions>
          <table:named-range table:name="_xlnm.Print_Area" table:base-cell-address="$'CAPTURA INMUEBLE'.$A$1" table:cell-range-address="$'C. REFERENCIAS'.$A$1:.$I$68" table:range-usable-as="print-range"/>
        </table:named-expressions>
      </table:table>
      <table:table table:name="ANALISIS CON CONSTRUCCIÓN" table:style-name="ta3" table:protected="true" table:protection-key="4JNY3MAx69V+qfkjRipnoRWyILo=" table:protection-key-digest-algorithm="http://docs.oasis-open.org/office/ns/table/legacy-hash-excel" loext:protection-key-digest-algorithm-2="http://www.w3.org/2000/09/xmldsig#sha1" table:print-ranges="'ANALISIS CON CONSTRUCCIÓN'.A1:'ANALISIS CON CONSTRUCCIÓN'.AA61">
        <loext:table-protection loext:select-protected-cells="true" loext:select-unprotected-cells="true"/>
        <office:forms form:automatic-focus="false" form:apply-design-mode="false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number-columns-repeated="2" table:default-cell-style-name="ce34"/>
        <table:table-column table:style-name="co2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22" table:visibility="collapse" table:default-cell-style-name="Default"/>
        <table:table-column table:style-name="co32" table:visibility="collapse" table:default-cell-style-name="Default"/>
        <table:table-column table:style-name="co11" table:visibility="collapse" table:default-cell-style-name="Default"/>
        <table:table-column table:style-name="co33" table:visibility="collapse" table:default-cell-style-name="Default"/>
        <table:table-column table:style-name="co34" table:visibility="collapse" table:default-cell-style-name="Default"/>
        <table:table-column table:style-name="co35" table:visibility="collapse" table:default-cell-style-name="Default"/>
        <table:table-column table:style-name="co36" table:visibility="collapse" table:default-cell-style-name="Default"/>
        <table:table-column table:style-name="co37" table:visibility="collapse" table:default-cell-style-name="Default"/>
        <table:table-column table:style-name="co38" table:visibility="collapse" table:default-cell-style-name="Default"/>
        <table:table-column table:style-name="co39" table:number-columns-repeated="2" table:default-cell-style-name="Default"/>
        <table:table-column table:style-name="co2" table:default-cell-style-name="Default"/>
        <table:table-column table:style-name="co2" table:number-columns-repeated="229"/>
        <table:table-column table:style-name="co8" table:number-columns-repeated="16128"/>
        <table:table-row table:style-name="ro12">
          <table:table-cell table:style-name="ce60" office:value-type="string" calcext:value-type="string" table:number-columns-spanned="13" table:number-rows-spanned="1">
            <text:p>ESTIMADO DE VALOR</text:p>
          </table:table-cell>
          <table:covered-table-cell table:number-columns-repeated="12" table:style-name="ce81"/>
          <table:table-cell table:style-name="ce34" table:number-columns-repeated="16371"/>
        </table:table-row>
        <table:table-row table:style-name="ro2">
          <table:table-cell table:style-name="ce61" table:number-columns-spanned="13" table:number-rows-spanned="1"/>
          <table:covered-table-cell table:number-columns-repeated="12" table:style-name="ce82"/>
          <table:table-cell table:style-name="ce34" table:number-columns-repeated="16371"/>
        </table:table-row>
        <table:table-row table:style-name="ro13">
          <table:table-cell table:style-name="ce62" office:value-type="string" calcext:value-type="string" table:number-columns-spanned="13" table:number-rows-spanned="1">
            <text:p>1. ANALISIS <text:s/>DE MERCADO</text:p>
          </table:table-cell>
          <table:covered-table-cell table:number-columns-repeated="12" table:style-name="ce83"/>
          <table:table-cell table:number-columns-repeated="14"/>
          <table:table-cell table:style-name="Default" table:number-columns-repeated="16357"/>
        </table:table-row>
        <table:table-row table:style-name="ro14">
          <table:table-cell table:style-name="ce63" table:number-columns-repeated="13"/>
          <table:table-cell table:number-columns-repeated="14"/>
          <table:table-cell table:style-name="Default" table:number-columns-repeated="16357"/>
        </table:table-row>
        <table:table-row table:style-name="ro15">
          <table:table-cell table:style-name="ce64" table:formula="of:=CONCATENATE(&quot;INMUEBLE UBICADO EN&quot;;&quot; &quot;;[$'CAPTURA INMUEBLE'.A5];&quot; &quot;;[$'CAPTURA INMUEBLE'.B5];&quot; &quot;;&quot;No.&quot;;&quot; &quot;;[$'CAPTURA INMUEBLE'.B6];&quot;,&quot;;&quot; &quot;;[$'CAPTURA INMUEBLE'.B7];&quot;,&quot;;&quot; &quot;;[$'CAPTURA INMUEBLE'.B8];&quot;,&quot;;&quot; &quot;;[$'CAPTURA INMUEBLE'.B9])" office:value-type="string" office:string-value="INMUEBLE UBICADO EN Calle: ROSAS No. 206, Jardines de San Andrés, Apodaca, Nuevo Léon." calcext:value-type="string" table:number-columns-spanned="13" table:number-rows-spanned="1">
            <text:p>INMUEBLE UBICADO EN Calle: ROSAS No. 206, Jardines de San Andrés, Apodaca, Nuevo Léon.</text:p>
          </table:table-cell>
          <table:covered-table-cell table:number-columns-repeated="12" table:style-name="ce65"/>
          <table:table-cell table:number-columns-repeated="14"/>
          <table:table-cell table:style-name="Default" table:number-columns-repeated="16357"/>
        </table:table-row>
        <table:table-row table:style-name="ro16" table:visibility="collapse">
          <table:table-cell table:style-name="ce65" table:number-columns-repeated="13"/>
          <table:table-cell table:number-columns-repeated="14"/>
          <table:table-cell table:style-name="Default" table:number-columns-repeated="16357"/>
        </table:table-row>
        <table:table-row table:style-name="ro17">
          <table:table-cell table:style-name="ce66" office:value-type="string" calcext:value-type="string" table:number-columns-spanned="2" table:number-rows-spanned="1">
            <text:p>Descripción del inmueble:</text:p>
          </table:table-cell>
          <table:covered-table-cell table:style-name="ce84"/>
          <table:table-cell table:style-name="ce104" table:formula="of:=[$'CAPTURA INMUEBLE'.B11]" office:value-type="string" office:string-value="CASA HABITACIÓN CON 2 RECÁMARAS Y 1.5 BAÑOS,  EN 2 NIVELES, COCHERA PARA 2 AUTOS, COCINETA, 1 MINISPLIT Y BOILER" calcext:value-type="string" table:number-columns-spanned="11" table:number-rows-spanned="1">
            <text:p>CASA HABITACIÓN CON 2 RECÁMARAS Y 1.5 BAÑOS, <text:s/>EN 2 NIVELES, COCHERA PARA 2 AUTOS, COCINETA, 1 MINISPLIT Y BOILER</text:p>
          </table:table-cell>
          <table:covered-table-cell table:number-columns-repeated="9" table:style-name="ce118"/>
          <table:covered-table-cell table:style-name="ce197"/>
          <table:table-cell table:number-columns-repeated="14"/>
          <table:table-cell table:style-name="Default" table:number-columns-repeated="16357"/>
        </table:table-row>
        <table:table-row table:style-name="ro18">
          <table:table-cell table:style-name="ce63" table:number-columns-repeated="13"/>
          <table:table-cell table:number-columns-repeated="14"/>
          <table:table-cell table:style-name="Default" table:number-columns-repeated="16357"/>
        </table:table-row>
        <table:table-row table:style-name="ro15">
          <table:table-cell table:style-name="ce67" office:value-type="string" calcext:value-type="string">
            <text:p>No.</text:p>
          </table:table-cell>
          <table:table-cell table:style-name="ce67" office:value-type="string" calcext:value-type="string" table:number-columns-spanned="4" table:number-rows-spanned="1">
            <text:p>UBICACIÓN DE LA OFERTA:</text:p>
          </table:table-cell>
          <table:covered-table-cell table:number-columns-repeated="2" table:style-name="ce105"/>
          <table:covered-table-cell table:style-name="ce131"/>
          <table:table-cell table:style-name="ce141" office:value-type="string" calcext:value-type="string" table:number-columns-spanned="2" table:number-rows-spanned="1">
            <text:p>SUP. DE TERRENO.</text:p>
          </table:table-cell>
          <table:covered-table-cell table:style-name="ce152"/>
          <table:table-cell table:style-name="ce141" office:value-type="string" calcext:value-type="string">
            <text:p>SUP. DE CONST.</text:p>
          </table:table-cell>
          <table:table-cell table:style-name="ce165" office:value-type="string" calcext:value-type="string">
            <text:p>EDAD EN AÑOS</text:p>
          </table:table-cell>
          <table:table-cell table:style-name="ce141" office:value-type="string" calcext:value-type="string" table:number-columns-spanned="4" table:number-rows-spanned="1">
            <text:p>PRECIO DE VENTA</text:p>
          </table:table-cell>
          <table:covered-table-cell table:number-columns-repeated="2" table:style-name="ce185"/>
          <table:covered-table-cell table:style-name="ce152"/>
          <table:table-cell table:style-name="ce76" table:number-columns-repeated="2"/>
          <table:table-cell table:style-name="ce212" table:number-columns-spanned="1" table:number-rows-spanned="2"/>
          <table:table-cell table:style-name="ce76" table:number-columns-repeated="16368"/>
        </table:table-row>
        <table:table-row table:style-name="ro19"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85" table:formula="of:=CONCATENATE([$'C. REFERENCIAS'.B5];&quot;,&quot;;&quot; &quot;;&quot;COL.&quot;;&quot; &quot;;[$'C. REFERENCIAS'.B6];&quot;,&quot;;&quot; &quot;;[$'C. REFERENCIAS'.B7];&quot;,&quot;;&quot; &quot;;[$'C. REFERENCIAS'.B8])" office:value-type="string" office:string-value="NP, COL. METROPLEX, APODACA, NUEVO LEÓN" calcext:value-type="string" table:number-columns-spanned="4" table:number-rows-spanned="1">
            <text:p>NP, COL. METROPLEX, APODACA, NUEVO LEÓN</text:p>
          </table:table-cell>
          <table:covered-table-cell table:number-columns-repeated="3" table:style-name="ce85"/>
          <table:table-cell table:style-name="ce142" table:formula="of:=[$'C. REFERENCIAS'.B10]" office:value-type="float" office:value="90" calcext:value-type="float" table:number-columns-spanned="2" table:number-rows-spanned="1">
            <text:p>90.00</text:p>
          </table:table-cell>
          <table:covered-table-cell table:style-name="ce142"/>
          <table:table-cell table:style-name="ce142" table:formula="of:=[$'C. REFERENCIAS'.B11]" office:value-type="float" office:value="85" calcext:value-type="float">
            <text:p>85.00</text:p>
          </table:table-cell>
          <table:table-cell table:style-name="ce166" table:formula="of:=[$'C. REFERENCIAS'.B13]" office:value-type="float" office:value="20" calcext:value-type="float">
            <text:p>20</text:p>
          </table:table-cell>
          <table:table-cell table:style-name="ce175" table:formula="of:=[$'C. REFERENCIAS'.B3]" office:value-type="float" office:value="1500000" calcext:value-type="float" table:number-columns-spanned="4" table:number-rows-spanned="1">
            <text:p>$1,500,000.00</text:p>
          </table:table-cell>
          <table:covered-table-cell table:number-columns-repeated="2" table:style-name="ce186"/>
          <table:covered-table-cell table:style-name="ce198"/>
          <table:table-cell table:style-name="ce76"/>
          <table:table-cell table:style-name="ce207" office:value-type="string" calcext:value-type="string">
            <text:p>Edad años</text:p>
          </table:table-cell>
          <table:covered-table-cell table:style-name="ce213"/>
          <table:table-cell table:style-name="ce207" office:value-type="string" calcext:value-type="string">
            <text:p>Calif.</text:p>
          </table:table-cell>
          <table:table-cell table:style-name="ce207" office:value-type="string" calcext:value-type="string">
            <text:p>Factor</text:p>
          </table:table-cell>
          <table:table-cell table:style-name="ce216" office:value-type="string" calcext:value-type="string" table:number-columns-spanned="2" table:number-rows-spanned="1">
            <text:p>ROSS-HEIDECKE</text:p>
          </table:table-cell>
          <table:covered-table-cell table:style-name="ce217"/>
          <table:table-cell table:style-name="ce76" table:number-columns-repeated="16364"/>
        </table:table-row>
        <table:table-row table:style-name="ro20">
          <table:covered-table-cell table:style-name="ce69"/>
          <table:table-cell table:style-name="ce86" office:value-type="string" calcext:value-type="string" table:number-columns-spanned="7" table:number-rows-spanned="1">
            <text:p>Estado de conservación:</text:p>
          </table:table-cell>
          <table:covered-table-cell table:number-columns-repeated="5" table:style-name="ce106"/>
          <table:covered-table-cell table:style-name="ce158"/>
          <table:table-cell table:style-name="ce167" table:formula="of:=[$'C. REFERENCIAS'.B16]" office:value-type="float" office:value="8" calcext:value-type="float">
            <text:p>8</text:p>
          </table:table-cell>
          <table:table-cell table:style-name="ce176" table:number-columns-spanned="4" table:number-rows-spanned="1"/>
          <table:covered-table-cell table:number-columns-repeated="2" table:style-name="ce187"/>
          <table:covered-table-cell table:style-name="ce176"/>
          <table:table-cell table:style-name="ce76"/>
          <table:table-cell table:style-name="ce207" table:formula="of:=[.I10]" office:value-type="float" office:value="20" calcext:value-type="float">
            <text:p>20</text:p>
          </table:table-cell>
          <table:table-cell table:style-name="ce214" office:value-type="float" office:value="60" calcext:value-type="float">
            <text:p>60</text:p>
          </table:table-cell>
          <table:table-cell table:style-name="ce207" table:formula="of:=[.I11]" office:value-type="float" office:value="8" calcext:value-type="float">
            <text:p>8</text:p>
          </table:table-cell>
          <table:table-cell table:style-name="ce207" table:formula="of:=LOOKUP([.Q11];{1|2|3|4|5|6|7|8|9|10};{0|0.135|0.248|0.474|0.668|0.819|0.9191|0.9748|0.9968|1})" office:value-type="float" office:value="0.9748" calcext:value-type="float">
            <text:p>0.9748</text:p>
          </table:table-cell>
          <table:table-cell table:style-name="ce207" table:formula="of:=(1-(POWER([.O11]/[.P11];1.4)))*[.R11]" office:value-type="float" office:value="0.765414904733391" calcext:value-type="float">
            <text:p>0.765414904733391</text:p>
          </table:table-cell>
          <table:table-cell table:style-name="ce207" table:formula="of:=1-[.S11]" office:value-type="float" office:value="0.234585095266609" calcext:value-type="float">
            <text:p>0.234585095266609</text:p>
          </table:table-cell>
          <table:table-cell table:style-name="ce76" table:formula="of:=[$'CAPTURA INMUEBLE'.I20]-[.T11]" office:value-type="float" office:value="0" calcext:value-type="float">
            <text:p>0</text:p>
          </table:table-cell>
          <table:table-cell table:style-name="ce76" table:number-columns-repeated="16363"/>
        </table:table-row>
        <table:table-row table:style-name="ro2">
          <table:table-cell table:style-name="ce70" table:number-columns-spanned="13" table:number-rows-spanned="1"/>
          <table:covered-table-cell table:number-columns-repeated="11" table:style-name="ce87"/>
          <table:covered-table-cell table:style-name="ce199"/>
          <table:table-cell table:style-name="ce76"/>
          <table:table-cell table:style-name="ce207"/>
          <table:table-cell table:style-name="ce214"/>
          <table:table-cell table:style-name="ce207" table:number-columns-repeated="4"/>
          <table:table-cell table:style-name="ce76" table:number-columns-repeated="16364"/>
        </table:table-row>
        <table:table-row table:style-name="ro21">
          <table:table-cell table:style-name="ce71" office:value-type="float" office:value="2" calcext:value-type="float" table:number-columns-spanned="1" table:number-rows-spanned="2">
            <text:p>2</text:p>
          </table:table-cell>
          <table:table-cell table:style-name="ce85" table:formula="of:=CONCATENATE([$'C. REFERENCIAS'.E5];&quot;,&quot;;&quot; &quot;;&quot;COL.&quot;;&quot; &quot;;[$'C. REFERENCIAS'.E6];&quot;,&quot;;&quot; &quot;;[$'C. REFERENCIAS'.E7];&quot;,&quot;;&quot; &quot;;[$'C. REFERENCIAS'.E8])" office:value-type="string" office:string-value="NP, COL. NUEVA LAS PUENTES, APODACA, NUEVO LEÓN" calcext:value-type="string" table:number-columns-spanned="4" table:number-rows-spanned="1">
            <text:p>NP, COL. NUEVA LAS PUENTES, APODACA, NUEVO LEÓN</text:p>
          </table:table-cell>
          <table:covered-table-cell table:number-columns-repeated="3" table:style-name="ce85"/>
          <table:table-cell table:style-name="ce143" table:formula="of:=[$'C. REFERENCIAS'.E10]" office:value-type="float" office:value="96" calcext:value-type="float" table:number-columns-spanned="2" table:number-rows-spanned="1">
            <text:p>96.00</text:p>
          </table:table-cell>
          <table:covered-table-cell table:style-name="ce143"/>
          <table:table-cell table:style-name="ce143" table:formula="of:=[$'C. REFERENCIAS'.E11]" office:value-type="float" office:value="82" calcext:value-type="float">
            <text:p>82.00</text:p>
          </table:table-cell>
          <table:table-cell table:style-name="ce168" table:formula="of:=[$'C. REFERENCIAS'.E13]" office:value-type="float" office:value="20" calcext:value-type="float">
            <text:p>20</text:p>
          </table:table-cell>
          <table:table-cell table:style-name="ce177" table:formula="of:=[$'C. REFERENCIAS'.E3]" office:value-type="float" office:value="1800000" calcext:value-type="float" table:number-columns-spanned="4" table:number-rows-spanned="1">
            <text:p>$1,800,000.00</text:p>
          </table:table-cell>
          <table:covered-table-cell table:number-columns-repeated="2" table:style-name="ce188"/>
          <table:covered-table-cell table:style-name="ce200"/>
          <table:table-cell table:style-name="ce76" table:number-columns-repeated="2"/>
          <table:table-cell table:style-name="ce207" table:number-columns-repeated="2"/>
          <table:table-cell table:style-name="ce76"/>
          <table:table-cell table:style-name="ce207" table:number-columns-repeated="2"/>
          <table:table-cell table:style-name="ce76" table:number-columns-repeated="3"/>
          <table:table-cell table:style-name="ce72"/>
          <table:table-cell table:style-name="ce76" table:number-columns-repeated="2"/>
          <table:table-cell table:style-name="ce72"/>
          <table:table-cell table:style-name="ce76" table:number-columns-repeated="16357"/>
        </table:table-row>
        <table:table-row table:style-name="ro20">
          <table:covered-table-cell table:style-name="ce69"/>
          <table:table-cell table:style-name="ce86" office:value-type="string" calcext:value-type="string" table:number-columns-spanned="7" table:number-rows-spanned="1">
            <text:p>Estado de conservación:</text:p>
          </table:table-cell>
          <table:covered-table-cell table:number-columns-repeated="5" table:style-name="ce106"/>
          <table:covered-table-cell table:style-name="ce158"/>
          <table:table-cell table:style-name="ce167" table:formula="of:=[$'C. REFERENCIAS'.E16]" office:value-type="float" office:value="8" calcext:value-type="float">
            <text:p>8</text:p>
          </table:table-cell>
          <table:table-cell table:style-name="ce178" table:number-columns-repeated="3"/>
          <table:table-cell table:style-name="ce201"/>
          <table:table-cell table:style-name="ce76"/>
          <table:table-cell table:style-name="ce207" table:formula="of:=[.I13]" office:value-type="float" office:value="20" calcext:value-type="float">
            <text:p>20</text:p>
          </table:table-cell>
          <table:table-cell table:style-name="ce214" table:formula="of:=[.P11]" office:value-type="float" office:value="60" calcext:value-type="float">
            <text:p>60</text:p>
          </table:table-cell>
          <table:table-cell table:style-name="ce207" table:formula="of:=[.I14]" office:value-type="float" office:value="8" calcext:value-type="float">
            <text:p>8</text:p>
          </table:table-cell>
          <table:table-cell table:style-name="ce207" table:formula="of:=LOOKUP([.Q14];{1|2|3|4|5|6|7|8|9|10};{0|0.135|0.248|0.474|0.668|0.819|0.9191|0.9748|0.9968|1})" office:value-type="float" office:value="0.9748" calcext:value-type="float">
            <text:p>0.9748</text:p>
          </table:table-cell>
          <table:table-cell table:style-name="ce207" table:formula="of:=(1-(POWER([.O14]/[.P14];1.4)))*[.R14]" office:value-type="float" office:value="0.765414904733391" calcext:value-type="float">
            <text:p>0.765414904733391</text:p>
          </table:table-cell>
          <table:table-cell table:style-name="ce207" table:formula="of:=1-[.S14]" office:value-type="float" office:value="0.234585095266609" calcext:value-type="float">
            <text:p>0.234585095266609</text:p>
          </table:table-cell>
          <table:table-cell table:style-name="ce76" table:formula="of:=[$'CAPTURA INMUEBLE'.I20]-[.T14]" office:value-type="float" office:value="0" calcext:value-type="float">
            <text:p>0</text:p>
          </table:table-cell>
          <table:table-cell table:style-name="ce76" table:number-columns-repeated="16363"/>
        </table:table-row>
        <table:table-row table:style-name="ro2">
          <table:table-cell table:style-name="ce70" table:number-columns-spanned="13" table:number-rows-spanned="1"/>
          <table:covered-table-cell table:number-columns-repeated="11" table:style-name="ce87"/>
          <table:covered-table-cell table:style-name="ce199"/>
          <table:table-cell table:style-name="ce76"/>
          <table:table-cell table:style-name="ce207"/>
          <table:table-cell table:style-name="ce214"/>
          <table:table-cell table:style-name="ce207" table:number-columns-repeated="4"/>
          <table:table-cell table:style-name="ce76" table:number-columns-repeated="16364"/>
        </table:table-row>
        <table:table-row table:style-name="ro22">
          <table:table-cell table:style-name="ce71" office:value-type="float" office:value="3" calcext:value-type="float" table:number-columns-spanned="1" table:number-rows-spanned="2">
            <text:p>3</text:p>
          </table:table-cell>
          <table:table-cell table:style-name="ce85" table:formula="of:=CONCATENATE([$'C. REFERENCIAS'.H5];&quot;,&quot;;&quot; &quot;;&quot;COL.&quot;;&quot; &quot;;[$'C. REFERENCIAS'.H6];&quot;,&quot;;&quot; &quot;;[$'C. REFERENCIAS'.H7];&quot;,&quot;;&quot; &quot;;[$'C. REFERENCIAS'.H8])" office:value-type="string" office:string-value="NP, COL. METROPLEX, APODACA, NUEVO LEÓN" calcext:value-type="string" table:number-columns-spanned="4" table:number-rows-spanned="1">
            <text:p>NP, COL. METROPLEX, APODACA, NUEVO LEÓN</text:p>
          </table:table-cell>
          <table:covered-table-cell table:number-columns-repeated="3" table:style-name="ce85"/>
          <table:table-cell table:style-name="ce143" table:formula="of:=[$'C. REFERENCIAS'.H10]" office:value-type="float" office:value="90" calcext:value-type="float" table:number-columns-spanned="2" table:number-rows-spanned="1">
            <text:p>90.00</text:p>
          </table:table-cell>
          <table:covered-table-cell table:style-name="ce143"/>
          <table:table-cell table:style-name="ce143" table:formula="of:=[$'C. REFERENCIAS'.H11]" office:value-type="float" office:value="150" calcext:value-type="float">
            <text:p>150.00</text:p>
          </table:table-cell>
          <table:table-cell table:style-name="ce168" table:formula="of:=[$'C. REFERENCIAS'.H13]" office:value-type="float" office:value="20" calcext:value-type="float">
            <text:p>20</text:p>
          </table:table-cell>
          <table:table-cell table:style-name="ce179" table:formula="of:=[$'C. REFERENCIAS'.H3]" office:value-type="float" office:value="1850000" calcext:value-type="float" table:number-columns-spanned="4" table:number-rows-spanned="1">
            <text:p>$1,850,000.00</text:p>
          </table:table-cell>
          <table:covered-table-cell table:number-columns-repeated="2" table:style-name="ce189"/>
          <table:covered-table-cell table:style-name="ce202"/>
          <table:table-cell table:style-name="ce76" table:number-columns-repeated="2"/>
          <table:table-cell table:style-name="ce207"/>
          <table:table-cell table:style-name="ce76" table:number-columns-repeated="2"/>
          <table:table-cell table:style-name="ce207" table:number-columns-repeated="2"/>
          <table:table-cell table:style-name="ce76" table:number-columns-repeated="16364"/>
        </table:table-row>
        <table:table-row table:style-name="ro20">
          <table:covered-table-cell table:style-name="ce69"/>
          <table:table-cell table:style-name="ce86" office:value-type="string" calcext:value-type="string" table:number-columns-spanned="7" table:number-rows-spanned="1">
            <text:p>Estado de conservación:</text:p>
          </table:table-cell>
          <table:covered-table-cell table:number-columns-repeated="5" table:style-name="ce106"/>
          <table:covered-table-cell table:style-name="ce158"/>
          <table:table-cell table:style-name="ce167" table:formula="of:=[$'C. REFERENCIAS'.H16]" office:value-type="float" office:value="8" calcext:value-type="float">
            <text:p>8</text:p>
          </table:table-cell>
          <table:table-cell table:style-name="ce178" table:number-columns-repeated="3"/>
          <table:table-cell table:style-name="ce201"/>
          <table:table-cell table:style-name="ce76"/>
          <table:table-cell table:style-name="ce207" table:formula="of:=[.I16]" office:value-type="float" office:value="20" calcext:value-type="float">
            <text:p>20</text:p>
          </table:table-cell>
          <table:table-cell table:style-name="ce214" table:formula="of:=[.P11]" office:value-type="float" office:value="60" calcext:value-type="float">
            <text:p>60</text:p>
          </table:table-cell>
          <table:table-cell table:style-name="ce207" table:formula="of:=[.I17]" office:value-type="float" office:value="8" calcext:value-type="float">
            <text:p>8</text:p>
          </table:table-cell>
          <table:table-cell table:style-name="ce207" table:formula="of:=LOOKUP([.Q17];{1|2|3|4|5|6|7|8|9|10};{0|0.135|0.248|0.474|0.668|0.819|0.9191|0.9748|0.9968|1})" office:value-type="float" office:value="0.9748" calcext:value-type="float">
            <text:p>0.9748</text:p>
          </table:table-cell>
          <table:table-cell table:style-name="ce207" table:formula="of:=(1-(POWER([.O17]/[.P17];1.4)))*[.R17]" office:value-type="float" office:value="0.765414904733391" calcext:value-type="float">
            <text:p>0.765414904733391</text:p>
          </table:table-cell>
          <table:table-cell table:style-name="ce207" table:formula="of:=1-[.S17]" office:value-type="float" office:value="0.234585095266609" calcext:value-type="float">
            <text:p>0.234585095266609</text:p>
          </table:table-cell>
          <table:table-cell table:style-name="ce76" table:formula="of:=[$'CAPTURA INMUEBLE'.I20]-[$'ANALISIS CON CONSTRUCCIÓN'.T17]" office:value-type="float" office:value="0" calcext:value-type="float">
            <text:p>0</text:p>
          </table:table-cell>
          <table:table-cell table:style-name="ce76" table:number-columns-repeated="16363"/>
        </table:table-row>
        <table:table-row table:style-name="ro14">
          <table:table-cell table:style-name="ce70" table:number-columns-spanned="13" table:number-rows-spanned="1"/>
          <table:covered-table-cell table:number-columns-repeated="11" table:style-name="ce87"/>
          <table:covered-table-cell table:style-name="ce199"/>
          <table:table-cell table:style-name="ce76"/>
          <table:table-cell table:style-name="ce207"/>
          <table:table-cell table:style-name="ce214"/>
          <table:table-cell table:style-name="ce207" table:number-columns-repeated="4"/>
          <table:table-cell table:style-name="ce76" table:number-columns-repeated="16364"/>
        </table:table-row>
        <table:table-row table:style-name="ro11">
          <table:table-cell table:style-name="ce72"/>
          <table:table-cell table:style-name="ce88" table:number-columns-repeated="2"/>
          <table:table-cell table:style-name="ce119"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94" table:number-columns-repeated="2"/>
          <table:table-cell table:style-name="ce76" table:number-columns-repeated="16371"/>
        </table:table-row>
        <table:table-row table:style-name="ro13">
          <table:table-cell table:style-name="ce73" office:value-type="string" calcext:value-type="string">
            <text:p>OFERTA</text:p>
          </table:table-cell>
          <table:table-cell table:style-name="ce89" office:value-type="string" office:string-value="PRECIO OFERTADO" calcext:value-type="string">
            <text:p><text:s/>PRECIO OFERTADO </text:p>
          </table:table-cell>
          <table:table-cell table:style-name="ce73" office:value-type="string" calcext:value-type="string">
            <text:p>SUP.</text:p>
          </table:table-cell>
          <table:table-cell table:style-name="ce89" office:value-type="string" office:string-value="PRECIO/m²." calcext:value-type="string">
            <text:p><text:s/>PRECIO/m². </text:p>
          </table:table-cell>
          <table:table-cell table:style-name="ce132" office:value-type="string" office:string-value="FACTORES DE HOMOLOGACIÓN" calcext:value-type="string" table:number-columns-spanned="7" table:number-rows-spanned="1">
            <text:p><text:s/>FACTORES DE HOMOLOGACIÓN </text:p>
          </table:table-cell>
          <table:covered-table-cell table:number-columns-repeated="6" table:style-name="ce144"/>
          <table:table-cell table:style-name="ce73" office:value-type="string" calcext:value-type="string">
            <text:p>FRe</text:p>
          </table:table-cell>
          <table:table-cell table:style-name="ce73" office:value-type="string" calcext:value-type="string">
            <text:p>VALOR </text:p>
          </table:table-cell>
          <table:table-cell table:style-name="ce207" table:number-columns-repeated="16371"/>
        </table:table-row>
        <table:table-row table:style-name="ro23">
          <table:table-cell table:style-name="ce74" table:number-columns-repeated="2"/>
          <table:table-cell table:style-name="ce74" office:value-type="string" calcext:value-type="string">
            <text:p>m².</text:p>
          </table:table-cell>
          <table:table-cell table:style-name="ce74"/>
          <table:table-cell table:style-name="ce73" office:value-type="string" calcext:value-type="string">
            <text:p>Zona</text:p>
          </table:table-cell>
          <table:table-cell table:style-name="ce73" office:value-type="string" calcext:value-type="string">
            <text:p>Ubicac.</text:p>
          </table:table-cell>
          <table:table-cell table:style-name="ce73" office:value-type="string" calcext:value-type="string">
            <text:p>Sup.</text:p>
          </table:table-cell>
          <table:table-cell table:style-name="ce73" office:value-type="string" calcext:value-type="string">
            <text:p>Edad</text:p>
          </table:table-cell>
          <table:table-cell table:style-name="ce169" office:value-type="string" calcext:value-type="string" table:number-columns-spanned="2" table:number-rows-spanned="1">
            <text:p>Equipamiento</text:p>
          </table:table-cell>
          <table:covered-table-cell table:style-name="ce180"/>
          <table:table-cell table:style-name="ce73" office:value-type="string" calcext:value-type="string">
            <text:p>Negoc.</text:p>
          </table:table-cell>
          <table:table-cell table:style-name="ce195"/>
          <table:table-cell table:style-name="ce74" office:value-type="string" calcext:value-type="string">
            <text:p>RESULT.$/M2</text:p>
          </table:table-cell>
          <table:table-cell table:style-name="ce207" table:number-columns-repeated="9"/>
          <table:table-cell table:style-name="ce218" office:value-type="string" calcext:value-type="string">
            <text:p>Nuevo</text:p>
          </table:table-cell>
          <table:table-cell table:style-name="ce207" table:number-columns-repeated="2"/>
          <table:table-cell table:style-name="ce218"/>
          <table:table-cell table:style-name="ce207" table:number-columns-repeated="16358"/>
        </table:table-row>
        <table:table-row table:style-name="ro7">
          <table:table-cell table:style-name="ce71" office:value-type="float" office:value="1" calcext:value-type="float">
            <text:p>1</text:p>
          </table:table-cell>
          <table:table-cell table:style-name="ce90" table:formula="of:=[$'C. REFERENCIAS'.B3]" office:value-type="float" office:value="1500000" calcext:value-type="float">
            <text:p><text:s/>1,500,000.00 </text:p>
          </table:table-cell>
          <table:table-cell table:style-name="ce107" table:formula="of:=[.H10]" office:value-type="float" office:value="85" calcext:value-type="float">
            <text:p>85.00</text:p>
          </table:table-cell>
          <table:table-cell table:style-name="ce120" table:formula="of:=+[.B22]/[.C22]" office:value-type="float" office:value="17647.0588235294" calcext:value-type="float">
            <text:p><text:s/>17,647.06 </text:p>
          </table:table-cell>
          <table:table-cell table:style-name="ce133" office:value-type="float" office:value="1" calcext:value-type="float">
            <office:annotation draw:style-name="gr3" draw:text-style-name="P6" svg:width="6.12cm" svg:height="1.163cm" svg:x="9.521cm" svg:y="12.303cm" draw:caption-point-x="-0.777cm" draw:caption-point-y="0.725cm">
              <dc:creator>PARCE</dc:creator>
              <meta:date-string/>
              <text:p>El premio no debe ser mayor a 1.20 y el castigo menor de .80</text:p>
            </office:annotation>
            <text:p>1.00</text:p>
          </table:table-cell>
          <table:table-cell table:style-name="ce145" office:value-type="float" office:value="1" calcext:value-type="float">
            <office:annotation draw:style-name="gr4" draw:text-style-name="P7" svg:width="7.733cm" svg:height="4.47cm" svg:x="10.368cm" svg:y="13.388cm" draw:caption-point-x="-0.142cm" draw:caption-point-y="-0.36cm">
              <dc:creator>PAULO ARCE</dc:creator>
              <meta:date-string/>
              <text:p>Poner premio que corresponda:</text:p>
              <text:p>Si el inmueble esta:</text:p>
              <text:p><text:span text:style-name="T5">Frente a parque: <text:s/>1.05</text:span></text:p>
              <text:p><text:span text:style-name="T5">Esquina: <text:s text:c="2"/>1.05</text:span></text:p>
              <text:p><text:span text:style-name="T5">Tres frentes: 1.10</text:span></text:p>
              <text:p><text:span text:style-name="T6">Poner castigo que corresponda:</text:span></text:p>
              <text:p><text:span text:style-name="T6">Si el Comparable esta:</text:span></text:p>
              <text:p><text:span text:style-name="T5">Frente a parque: <text:s/>0.95</text:span></text:p>
              <text:p><text:span text:style-name="T5">Esquina: <text:s text:c="2"/>0.95</text:span></text:p>
              <text:p><text:span text:style-name="T5">Tres frentes: 0.90</text:span></text:p>
              <text:p><text:span text:style-name="T5"/></text:p>
            </office:annotation>
            <text:p>1.00</text:p>
          </table:table-cell>
          <table:table-cell table:style-name="ce153" table:formula="of:=(([.H10]/[.F10])/([.E31]/[.C31]))^(1/3)" office:value-type="float" office:value="0.9739657825071" calcext:value-type="float">
            <text:p>0.97</text:p>
          </table:table-cell>
          <table:table-cell table:style-name="ce153" table:formula="of:=1-[.U11]" office:value-type="float" office:value="1" calcext:value-type="float">
            <text:p>1.00</text:p>
          </table:table-cell>
          <table:table-cell table:style-name="ce133" office:value-type="float" office:value="1" calcext:value-type="float" table:number-columns-spanned="2" table:number-rows-spanned="1">
            <office:annotation draw:style-name="gr4" draw:text-style-name="P7" svg:width="3.92cm" svg:height="2.089cm" svg:x="16.661cm" svg:y="13.388cm" draw:caption-point-x="-0.142cm" draw:caption-point-y="-0.36cm">
              <dc:creator>PAULO ARCE</dc:creator>
              <meta:date-string/>
              <text:p>El premio no debe ser mayor a 1.20 y el castigo menor de .80</text:p>
              <text:p/>
            </office:annotation>
            <text:p>1.00</text:p>
          </table:table-cell>
          <table:covered-table-cell table:style-name="ce181"/>
          <table:table-cell table:style-name="ce145" office:value-type="float" office:value="0.95" calcext:value-type="float">
            <text:p>0.95</text:p>
          </table:table-cell>
          <table:table-cell table:style-name="ce153" table:formula="of:=[.E22]*[.F22]*[.G22]*[.H22]*[.I22]*[.K22]" office:value-type="float" office:value="0.925267493381745" calcext:value-type="float">
            <text:p>0.93</text:p>
          </table:table-cell>
          <table:table-cell table:style-name="ce120" table:formula="of:=+[.D22]*[.L22]" office:value-type="float" office:value="16328.2498832073" calcext:value-type="float">
            <text:p><text:s/>16,328.25 </text:p>
          </table:table-cell>
          <table:table-cell table:style-name="ce76" table:number-columns-repeated="9"/>
          <table:table-cell table:style-name="ce219" office:value-type="string" calcext:value-type="string">
            <text:p>Excelente</text:p>
          </table:table-cell>
          <table:table-cell table:style-name="ce76" table:number-columns-repeated="2"/>
          <table:table-cell table:style-name="ce219"/>
          <table:table-cell table:style-name="ce76" table:number-columns-repeated="16358"/>
        </table:table-row>
        <table:table-row table:style-name="ro7">
          <table:table-cell table:style-name="ce71" office:value-type="float" office:value="2" calcext:value-type="float">
            <text:p>2</text:p>
          </table:table-cell>
          <table:table-cell table:style-name="ce90" table:formula="of:=[$'C. REFERENCIAS'.E3]" office:value-type="float" office:value="1800000" calcext:value-type="float">
            <text:p><text:s/>1,800,000.00 </text:p>
          </table:table-cell>
          <table:table-cell table:style-name="ce107" table:formula="of:=[.H13]" office:value-type="float" office:value="82" calcext:value-type="float">
            <text:p>82.00</text:p>
          </table:table-cell>
          <table:table-cell table:style-name="ce120" table:formula="of:=+[.B23]/[.C23]" office:value-type="float" office:value="21951.2195121951" calcext:value-type="float">
            <text:p><text:s/>21,951.22 </text:p>
          </table:table-cell>
          <table:table-cell table:style-name="ce133" office:value-type="float" office:value="1" calcext:value-type="float">
            <text:p>1.00</text:p>
          </table:table-cell>
          <table:table-cell table:style-name="ce145" office:value-type="float" office:value="1" calcext:value-type="float">
            <text:p>1.00</text:p>
          </table:table-cell>
          <table:table-cell table:style-name="ce153" table:formula="of:=(([.H13]/[.F13])/([.E31]/[.C31]))^(1/3)" office:value-type="float" office:value="0.941887645661522" calcext:value-type="float">
            <text:p>0.94</text:p>
          </table:table-cell>
          <table:table-cell table:style-name="ce153" table:formula="of:=1-[.U14]" office:value-type="float" office:value="1" calcext:value-type="float">
            <text:p>1.00</text:p>
          </table:table-cell>
          <table:table-cell table:style-name="ce133" office:value-type="float" office:value="1" calcext:value-type="float" table:number-columns-spanned="2" table:number-rows-spanned="1">
            <text:p>1.00</text:p>
          </table:table-cell>
          <table:covered-table-cell table:style-name="ce181"/>
          <table:table-cell table:style-name="ce145" office:value-type="float" office:value="0.95" calcext:value-type="float">
            <text:p>0.95</text:p>
          </table:table-cell>
          <table:table-cell table:style-name="ce153" table:formula="of:=[.E23]*[.F23]*[.G23]*[.H23]*[.I23]*[.K23]" office:value-type="float" office:value="0.894793263378445" calcext:value-type="float">
            <text:p>0.89</text:p>
          </table:table-cell>
          <table:table-cell table:style-name="ce120" table:formula="of:=+[.D23]*[.L23]" office:value-type="float" office:value="19641.8033424537" calcext:value-type="float">
            <text:p><text:s/>19,641.80 </text:p>
          </table:table-cell>
          <table:table-cell table:style-name="ce76" table:number-columns-repeated="9"/>
          <table:table-cell table:style-name="ce219" office:value-type="string" calcext:value-type="string">
            <text:p>Muy Bueno</text:p>
          </table:table-cell>
          <table:table-cell table:style-name="ce76" table:number-columns-repeated="2"/>
          <table:table-cell table:style-name="ce219"/>
          <table:table-cell table:style-name="ce76" table:number-columns-repeated="16358"/>
        </table:table-row>
        <table:table-row table:style-name="ro7">
          <table:table-cell table:style-name="ce71" office:value-type="float" office:value="3" calcext:value-type="float">
            <text:p>3</text:p>
          </table:table-cell>
          <table:table-cell table:style-name="ce90" table:formula="of:=[$'C. REFERENCIAS'.H3]" office:value-type="float" office:value="1850000" calcext:value-type="float">
            <text:p><text:s/>1,850,000.00 </text:p>
          </table:table-cell>
          <table:table-cell table:style-name="ce107" table:formula="of:=[.H16]" office:value-type="float" office:value="150" calcext:value-type="float">
            <text:p>150.00</text:p>
          </table:table-cell>
          <table:table-cell table:style-name="ce120" table:formula="of:=+[.B24]/[.C24]" office:value-type="float" office:value="12333.3333333333" calcext:value-type="float">
            <text:p><text:s/>12,333.33 </text:p>
          </table:table-cell>
          <table:table-cell table:number-columns-repeated="2" table:style-name="ce133" office:value-type="float" office:value="1" calcext:value-type="float">
            <text:p>1.00</text:p>
          </table:table-cell>
          <table:table-cell table:style-name="ce153" table:formula="of:=(([.H16]/[.F16])/([.E31]/[.C31]))^(1/3)" office:value-type="float" office:value="1.1769765513384" calcext:value-type="float">
            <text:p>1.18</text:p>
          </table:table-cell>
          <table:table-cell table:style-name="ce153" table:formula="of:=1-[.U17]" office:value-type="float" office:value="1" calcext:value-type="float">
            <text:p>1.00</text:p>
          </table:table-cell>
          <table:table-cell table:style-name="ce133" office:value-type="float" office:value="1" calcext:value-type="float" table:number-columns-spanned="2" table:number-rows-spanned="1">
            <text:p>1.00</text:p>
          </table:table-cell>
          <table:covered-table-cell table:style-name="ce181"/>
          <table:table-cell table:style-name="ce133" office:value-type="float" office:value="0.95" calcext:value-type="float">
            <text:p>0.95</text:p>
          </table:table-cell>
          <table:table-cell table:style-name="ce153" table:formula="of:=[.E24]*[.F24]*[.G24]*[.H24]*[.I24]*[.K24]" office:value-type="float" office:value="1.11812772377148" calcext:value-type="float">
            <text:p>1.12</text:p>
          </table:table-cell>
          <table:table-cell table:style-name="ce120" table:formula="of:=+[.D24]*[.L24]" office:value-type="float" office:value="13790.2419265149" calcext:value-type="float">
            <text:p><text:s/>13,790.24 </text:p>
          </table:table-cell>
          <table:table-cell table:style-name="ce76" table:number-columns-repeated="9"/>
          <table:table-cell table:style-name="ce219" office:value-type="string" calcext:value-type="string">
            <text:p>Bueno</text:p>
          </table:table-cell>
          <table:table-cell table:style-name="ce76" table:number-columns-repeated="2"/>
          <table:table-cell table:style-name="ce219"/>
          <table:table-cell table:style-name="ce76" table:number-columns-repeated="16358"/>
        </table:table-row>
        <table:table-row table:style-name="ro6">
          <table:table-cell table:style-name="ce75"/>
          <table:table-cell table:style-name="ce91"/>
          <table:table-cell table:style-name="ce108"/>
          <table:table-cell table:style-name="ce121"/>
          <table:table-cell table:style-name="ce134" table:number-columns-repeated="5"/>
          <table:table-cell table:style-name="ce76"/>
          <table:table-cell table:style-name="ce134" table:number-columns-repeated="2"/>
          <table:table-cell table:style-name="ce121"/>
          <table:table-cell table:style-name="ce76" table:number-columns-repeated="9"/>
          <table:table-cell table:style-name="ce219" office:value-type="string" calcext:value-type="string">
            <text:p>Normal Bajo</text:p>
          </table:table-cell>
          <table:table-cell table:style-name="ce76" table:number-columns-repeated="2"/>
          <table:table-cell table:style-name="ce219"/>
          <table:table-cell table:style-name="ce76" table:number-columns-repeated="16358"/>
        </table:table-row>
        <table:table-row table:style-name="ro1">
          <table:table-cell table:style-name="ce76" table:number-columns-repeated="3"/>
          <table:table-cell table:style-name="ce122"/>
          <table:table-cell table:style-name="ce135"/>
          <table:table-cell/>
          <table:table-cell table:style-name="ce76"/>
          <table:table-cell/>
          <table:table-cell table:style-name="ce76"/>
          <table:table-cell table:style-name="ce72"/>
          <table:table-cell table:style-name="ce190" office:value-type="string" calcext:value-type="string">
            <text:p>PROMEDIO:</text:p>
          </table:table-cell>
          <table:table-cell table:style-name="ce190" office:value-type="string" calcext:value-type="string">
            <text:p>$/m².</text:p>
          </table:table-cell>
          <table:table-cell table:style-name="ce203" table:formula="of:=AVERAGE([.M22:.M24])" office:value-type="float" office:value="16586.7650507253" calcext:value-type="float">
            <text:p><text:s/>16,586.77 </text:p>
          </table:table-cell>
          <table:table-cell table:style-name="ce76" table:number-columns-repeated="9"/>
          <table:table-cell table:style-name="ce219" office:value-type="string" calcext:value-type="string">
            <text:p>Regular</text:p>
          </table:table-cell>
          <table:table-cell table:style-name="ce76" table:number-columns-repeated="2"/>
          <table:table-cell table:style-name="ce219"/>
          <table:table-cell table:style-name="ce76" table:number-columns-repeated="16358"/>
        </table:table-row>
        <table:table-row table:style-name="ro1">
          <table:table-cell table:style-name="ce77" table:number-columns-repeated="2"/>
          <table:table-cell table:style-name="ce92"/>
          <table:table-cell table:style-name="ce122"/>
          <table:table-cell table:style-name="ce135"/>
          <table:table-cell/>
          <table:table-cell table:style-name="ce76"/>
          <table:table-cell/>
          <table:table-cell table:style-name="ce76"/>
          <table:table-cell table:style-name="ce72"/>
          <table:table-cell table:style-name="ce190" office:value-type="string" calcext:value-type="string">
            <text:p>VALOR UNITARIO APLICADO:</text:p>
          </table:table-cell>
          <table:table-cell table:style-name="ce190"/>
          <table:table-cell table:style-name="ce204" table:formula="of:=ROUND([.M26];-1)" office:value-type="float" office:value="16590" calcext:value-type="float">
            <text:p><text:s/>16,590.00 </text:p>
          </table:table-cell>
          <table:table-cell table:style-name="ce208"/>
          <table:table-cell table:style-name="ce76" table:number-columns-repeated="8"/>
          <table:table-cell table:style-name="ce219" office:value-type="string" calcext:value-type="string">
            <text:p>Malo</text:p>
          </table:table-cell>
          <table:table-cell table:style-name="ce76" table:number-columns-repeated="2"/>
          <table:table-cell table:style-name="ce219"/>
          <table:table-cell table:style-name="ce76" table:number-columns-repeated="16358"/>
        </table:table-row>
        <table:table-row table:style-name="ro24">
          <table:table-cell table:style-name="ce77"/>
          <table:table-cell table:style-name="ce92"/>
          <table:table-cell table:style-name="ce109"/>
          <table:table-cell table:style-name="ce122"/>
          <table:table-cell table:style-name="ce135"/>
          <table:table-cell/>
          <table:table-cell table:style-name="ce76"/>
          <table:table-cell/>
          <table:table-cell table:style-name="ce76"/>
          <table:table-cell table:style-name="ce72"/>
          <table:table-cell table:style-name="ce190" table:number-columns-repeated="2"/>
          <table:table-cell table:style-name="ce205"/>
          <table:table-cell table:style-name="ce208"/>
          <table:table-cell table:style-name="ce76" table:number-columns-repeated="8"/>
          <table:table-cell table:style-name="ce219" office:value-type="string" calcext:value-type="string">
            <text:p>Desecho</text:p>
          </table:table-cell>
          <table:table-cell table:style-name="ce76" table:number-columns-repeated="2"/>
          <table:table-cell table:style-name="ce219"/>
          <table:table-cell table:style-name="ce76" table:number-columns-repeated="16358"/>
        </table:table-row>
        <table:table-row table:style-name="ro1">
          <table:table-cell table:style-name="ce77"/>
          <table:table-cell table:style-name="ce93"/>
          <table:table-cell table:style-name="ce110" office:value-type="string" calcext:value-type="string" table:number-columns-spanned="2" table:number-rows-spanned="1">
            <text:p>SUPERFICIE DE</text:p>
          </table:table-cell>
          <table:covered-table-cell table:style-name="ce123"/>
          <table:table-cell table:style-name="ce110" office:value-type="string" calcext:value-type="string" table:number-columns-spanned="3" table:number-rows-spanned="1">
            <text:p>SUPERFICIE DE ÁREA</text:p>
          </table:table-cell>
          <table:covered-table-cell table:style-name="ce146"/>
          <table:covered-table-cell table:style-name="ce154"/>
          <table:table-cell table:style-name="ce159" office:value-type="string" calcext:value-type="string">
            <text:p>EDAD EN</text:p>
          </table:table-cell>
          <table:table-cell table:style-name="ce110" office:value-type="string" calcext:value-type="string" table:number-columns-spanned="2" table:number-rows-spanned="1">
            <text:p>VALOR POR </text:p>
          </table:table-cell>
          <table:covered-table-cell table:style-name="ce123"/>
          <table:table-cell table:style-name="ce110" office:value-type="string" calcext:value-type="string" table:number-columns-spanned="3" table:number-rows-spanned="1">
            <text:p>VALOR DE </text:p>
          </table:table-cell>
          <table:covered-table-cell table:style-name="ce146"/>
          <table:covered-table-cell table:style-name="ce154"/>
          <table:table-cell table:number-columns-repeated="9"/>
          <table:table-cell table:style-name="ce219" office:value-type="string" calcext:value-type="string">
            <text:p>Inservible</text:p>
          </table:table-cell>
          <table:table-cell table:number-columns-repeated="2"/>
          <table:table-cell table:style-name="ce220"/>
          <table:table-cell/>
          <table:table-cell table:style-name="Default" table:number-columns-repeated="16357"/>
        </table:table-row>
        <table:table-row table:style-name="ro1">
          <table:table-cell table:style-name="ce77"/>
          <table:table-cell table:style-name="ce94" office:value-type="string" calcext:value-type="string">
            <text:p>FRACCIÓN</text:p>
          </table:table-cell>
          <table:table-cell table:style-name="ce94" office:value-type="string" calcext:value-type="string" table:number-columns-spanned="2" table:number-rows-spanned="1">
            <text:p>TERRENO</text:p>
          </table:table-cell>
          <table:covered-table-cell table:style-name="ce124"/>
          <table:table-cell table:style-name="ce94" office:value-type="string" calcext:value-type="string" table:number-columns-spanned="3" table:number-rows-spanned="1">
            <text:p>VENDIBLE CONSTRUCCIÓN</text:p>
          </table:table-cell>
          <table:covered-table-cell table:style-name="ce147"/>
          <table:covered-table-cell table:style-name="ce155"/>
          <table:table-cell table:style-name="ce160" office:value-type="string" calcext:value-type="string">
            <text:p>AÑOS **</text:p>
          </table:table-cell>
          <table:table-cell table:style-name="ce170" office:value-type="string" calcext:value-type="string">
            <text:p>m². DE ÁREA VENDIBLE</text:p>
          </table:table-cell>
          <table:table-cell table:style-name="ce155"/>
          <table:table-cell table:style-name="ce94" office:value-type="string" calcext:value-type="string" table:number-columns-spanned="3" table:number-rows-spanned="1">
            <text:p>MERCADO</text:p>
          </table:table-cell>
          <table:covered-table-cell table:style-name="ce147"/>
          <table:covered-table-cell table:style-name="ce155"/>
          <table:table-cell table:number-columns-repeated="12"/>
          <table:table-cell table:style-name="ce220"/>
          <table:table-cell/>
          <table:table-cell table:style-name="Default" table:number-columns-repeated="16357"/>
        </table:table-row>
        <table:table-row table:style-name="ro1">
          <table:table-cell table:style-name="ce77"/>
          <table:table-cell table:style-name="ce95" office:value-type="string" calcext:value-type="string">
            <text:p>I</text:p>
          </table:table-cell>
          <table:table-cell table:style-name="ce111" table:formula="of:=[$'CAPTURA INMUEBLE'.B16]" office:value-type="float" office:value="90" calcext:value-type="float" table:number-columns-spanned="2" table:number-rows-spanned="1">
            <text:p>90.00</text:p>
          </table:table-cell>
          <table:covered-table-cell table:style-name="ce125"/>
          <table:table-cell table:style-name="ce111" table:formula="of:=[$'CAPTURA INMUEBLE'.B14]" office:value-type="float" office:value="92" calcext:value-type="float" table:number-columns-spanned="3" table:number-rows-spanned="1">
            <text:p>92.00</text:p>
          </table:table-cell>
          <table:covered-table-cell table:style-name="ce148"/>
          <table:covered-table-cell table:style-name="ce125"/>
          <table:table-cell table:style-name="ce161" table:formula="of:=[$'CAPTURA INMUEBLE'.B18]" office:value-type="float" office:value="20" calcext:value-type="float">
            <text:p>20</text:p>
          </table:table-cell>
          <table:table-cell table:style-name="ce171" table:formula="of:=[.$M$27]" office:value-type="float" office:value="16590" calcext:value-type="float" table:number-columns-spanned="2" table:number-rows-spanned="1">
            <text:p>$16,590.00</text:p>
          </table:table-cell>
          <table:covered-table-cell table:style-name="ce182"/>
          <table:table-cell table:style-name="ce191" table:formula="of:=[.I31]*[.E31]" office:value-type="float" office:value="1526280" calcext:value-type="float" table:number-columns-spanned="3" table:number-rows-spanned="1">
            <text:p>$1,526,280.00</text:p>
          </table:table-cell>
          <table:covered-table-cell table:style-name="ce148"/>
          <table:covered-table-cell table:style-name="ce125"/>
          <table:table-cell/>
          <table:table-cell table:style-name="ce209" office:value-type="string" calcext:value-type="string">
            <text:p>PORCENTAJE/FISICO</text:p>
          </table:table-cell>
          <table:table-cell table:style-name="ce209"/>
          <table:table-cell table:number-columns-repeated="11"/>
          <table:table-cell table:style-name="Default" table:number-columns-repeated="16357"/>
        </table:table-row>
        <table:table-row table:style-name="ro1">
          <table:table-cell table:style-name="ce77"/>
          <table:table-cell table:style-name="ce96" office:value-type="string" calcext:value-type="string">
            <text:p>** La edad es supuesta según lo mencionado en documentación proporcionada.</text:p>
          </table:table-cell>
          <table:table-cell table:style-name="ce112" table:number-columns-repeated="2"/>
          <table:table-cell table:style-name="ce136"/>
          <table:table-cell table:style-name="ce149" table:number-columns-repeated="2"/>
          <table:table-cell table:style-name="ce162"/>
          <table:table-cell table:style-name="ce172" table:number-columns-repeated="3"/>
          <table:table-cell table:style-name="ce137" table:number-columns-repeated="2"/>
          <table:table-cell/>
          <table:table-cell table:style-name="ce210" table:formula="of:=([.K33]*[.P32])/#REF!" office:value-type="string" office:string-value="" calcext:value-type="error">
            <text:p>#¡REF!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Default" table:number-columns-repeated="16357"/>
        </table:table-row>
        <table:table-row table:style-name="ro1">
          <table:table-cell table:style-name="ce78"/>
          <table:table-cell table:style-name="ce97"/>
          <table:table-cell table:style-name="ce113"/>
          <table:table-cell table:style-name="ce126"/>
          <table:table-cell table:style-name="ce137"/>
          <table:table-cell table:style-name="ce102" table:number-columns-repeated="4"/>
          <table:table-cell table:style-name="ce183" office:value-type="string" calcext:value-type="string">
            <text:p>VALOR DE MERCADO:</text:p>
          </table:table-cell>
          <table:table-cell table:style-name="ce192" table:formula="of:=ROUNDUP([.K31];-3)" office:value-type="float" office:value="1527000" calcext:value-type="float" table:number-columns-spanned="3" table:number-rows-spanned="1">
            <text:p>$1,527,000.00</text:p>
          </table:table-cell>
          <table:covered-table-cell table:style-name="ce196"/>
          <table:covered-table-cell table:style-name="ce206"/>
          <table:table-cell/>
          <table:table-cell table:style-name="ce211"/>
          <table:table-cell table:style-name="ce215"/>
          <table:table-cell table:number-columns-repeated="11"/>
          <table:table-cell table:style-name="Default" table:number-columns-repeated="16357"/>
        </table:table-row>
        <table:table-row table:style-name="ro1">
          <table:table-cell table:number-columns-repeated="27"/>
          <table:table-cell table:style-name="Default" table:number-columns-repeated="16357"/>
        </table:table-row>
        <table:table-row table:style-name="ro25">
          <table:table-cell/>
          <table:table-cell table:style-name="ce98" office:value-type="string" calcext:value-type="string" table:number-columns-spanned="3" table:number-rows-spanned="1">
            <text:p>V. Construcciones</text:p>
          </table:table-cell>
          <table:covered-table-cell table:number-columns-repeated="2" table:style-name="ce98"/>
          <table:table-cell table:style-name="ce138" office:value-type="string" calcext:value-type="string" table:number-columns-spanned="2" table:number-rows-spanned="1">
            <text:p>V. Equipamiento</text:p>
          </table:table-cell>
          <table:covered-table-cell table:style-name="ce138"/>
          <table:table-cell table:style-name="ce138" office:value-type="string" calcext:value-type="string" table:number-columns-spanned="2" table:number-rows-spanned="1">
            <text:p>V. Terreno</text:p>
          </table:table-cell>
          <table:covered-table-cell table:style-name="ce138"/>
          <table:table-cell table:style-name="ce173" office:value-type="string" calcext:value-type="string" table:number-columns-spanned="3" table:number-rows-spanned="1">
            <text:p>V.U. Terreno</text:p>
          </table:table-cell>
          <table:covered-table-cell table:style-name="ce184"/>
          <table:covered-table-cell table:style-name="ce193"/>
          <table:table-cell table:number-columns-repeated="16"/>
          <table:table-cell table:style-name="Default" table:number-columns-repeated="16357"/>
        </table:table-row>
        <table:table-row table:style-name="ro1">
          <table:table-cell/>
          <table:table-cell table:style-name="ce99" table:formula="of:=([$'CAPTURA INMUEBLE'.B22]*[$'CAPTURA INMUEBLE'.B14])*(100%-([$'CAPTURA INMUEBLE'.I20]))" office:value-type="float" office:value="661930.809613437" calcext:value-type="float" table:number-columns-spanned="3" table:number-rows-spanned="1">
            <text:p>$661,930.81</text:p>
          </table:table-cell>
          <table:covered-table-cell table:number-columns-repeated="2" table:style-name="ce99"/>
          <table:table-cell table:style-name="ce99" table:formula="of:=[$'CAPTURA INMUEBLE'.B21]" office:value-type="float" office:value="20000" calcext:value-type="float" table:number-columns-spanned="2" table:number-rows-spanned="1">
            <text:p>$20,000.00</text:p>
          </table:table-cell>
          <table:covered-table-cell table:style-name="ce99"/>
          <table:table-cell table:style-name="ce99" table:formula="of:=[.K33]-[.B36]-[.E36]" office:value-type="float" office:value="845069.190386564" calcext:value-type="float" table:number-columns-spanned="2" table:number-rows-spanned="1">
            <text:p>$845,069.19</text:p>
          </table:table-cell>
          <table:covered-table-cell table:style-name="ce163"/>
          <table:table-cell table:style-name="ce174" table:formula="of:=[.G36]/[.C31]" office:value-type="float" office:value="9389.65767096182" calcext:value-type="float" table:number-columns-spanned="3" table:number-rows-spanned="1">
            <text:p>$9,389.66</text:p>
          </table:table-cell>
          <table:covered-table-cell table:number-columns-repeated="2" table:style-name="ce174"/>
          <table:table-cell table:number-columns-repeated="16"/>
          <table:table-cell table:style-name="Default" table:number-columns-repeated="16357"/>
        </table:table-row>
        <table:table-row table:style-name="ro1">
          <table:table-cell/>
          <table:table-cell table:style-name="ce100" table:number-columns-repeated="6"/>
          <table:table-cell table:style-name="ce164"/>
          <table:table-cell table:style-name="ce100"/>
          <table:table-cell table:style-name="ce164"/>
          <table:table-cell table:number-columns-repeated="17"/>
          <table:table-cell table:style-name="Default" table:number-columns-repeated="16357"/>
        </table:table-row>
        <table:table-row table:style-name="ro1">
          <table:table-cell table:style-name="ce79" office:value-type="string" calcext:value-type="string" table:number-columns-spanned="13" table:number-rows-spanned="1">
            <text:p>2. CONCLUSIONES DEL ANALISIS</text:p>
          </table:table-cell>
          <table:covered-table-cell table:number-columns-repeated="12" table:style-name="ce101"/>
          <table:table-cell table:number-columns-repeated="14"/>
          <table:table-cell table:style-name="Default" table:number-columns-repeated="16357"/>
        </table:table-row>
        <table:table-row table:style-name="ro1">
          <table:table-cell table:number-columns-repeated="27"/>
          <table:table-cell table:style-name="Default" table:number-columns-repeated="16357"/>
        </table:table-row>
        <table:table-row table:style-name="ro1">
          <table:table-cell/>
          <table:table-cell office:value-type="string" calcext:value-type="string">
            <text:p>VALOR PARAMETRICO PROMEDIO:</text:p>
          </table:table-cell>
          <table:table-cell table:number-columns-repeated="25"/>
          <table:table-cell table:style-name="Default" table:number-columns-repeated="16357"/>
        </table:table-row>
        <table:table-row table:style-name="ro1">
          <table:table-cell/>
          <table:table-cell office:value-type="string" calcext:value-type="string">
            <text:p>Valor maximo:</text:p>
          </table:table-cell>
          <table:table-cell table:style-name="ce114" table:formula="of:=[.M27]*1.1" office:value-type="float" office:value="18249" calcext:value-type="float" table:number-columns-spanned="2" table:number-rows-spanned="1">
            <text:p>$18,249.00</text:p>
          </table:table-cell>
          <table:covered-table-cell table:style-name="ce127"/>
          <table:table-cell table:style-name="ce139" table:formula="of:=ROUNDUP([.E31]*[.C41];-3)" office:value-type="float" office:value="1679000" calcext:value-type="float" table:number-columns-spanned="3" table:number-rows-spanned="1">
            <text:p>$1,679,000.00</text:p>
          </table:table-cell>
          <table:covered-table-cell table:number-columns-repeated="2" table:style-name="ce150"/>
          <table:table-cell office:value-type="string" calcext:value-type="string">
            <text:p>*</text:p>
          </table:table-cell>
          <table:table-cell table:number-columns-repeated="19"/>
          <table:table-cell table:style-name="Default" table:number-columns-repeated="16357"/>
        </table:table-row>
        <table:table-row table:style-name="ro1">
          <table:table-cell/>
          <table:table-cell office:value-type="string" calcext:value-type="string">
            <text:p>Valor medio:</text:p>
          </table:table-cell>
          <table:table-cell table:style-name="ce114" table:formula="of:=[.M27]*1" office:value-type="float" office:value="16590" calcext:value-type="float" table:number-columns-spanned="2" table:number-rows-spanned="1">
            <text:p>$16,590.00</text:p>
          </table:table-cell>
          <table:covered-table-cell table:style-name="ce127"/>
          <table:table-cell table:style-name="ce140" table:formula="of:=ROUNDUP([.E31]*[.C42];-3)" office:value-type="float" office:value="1527000" calcext:value-type="float" table:number-columns-spanned="3" table:number-rows-spanned="1">
            <text:p>$1,527,000.00</text:p>
          </table:table-cell>
          <table:covered-table-cell table:number-columns-repeated="2" table:style-name="ce151"/>
          <table:table-cell office:value-type="string" calcext:value-type="string">
            <text:p>**</text:p>
          </table:table-cell>
          <table:table-cell table:number-columns-repeated="19"/>
          <table:table-cell table:style-name="Default" table:number-columns-repeated="16357"/>
        </table:table-row>
        <table:table-row table:style-name="ro1">
          <table:table-cell/>
          <table:table-cell office:value-type="string" calcext:value-type="string">
            <text:p>Valor minimo:</text:p>
          </table:table-cell>
          <table:table-cell table:style-name="ce114" table:formula="of:=[.M27]*0.9" office:value-type="float" office:value="14931" calcext:value-type="float" table:number-columns-spanned="2" table:number-rows-spanned="1">
            <text:p>$14,931.00</text:p>
          </table:table-cell>
          <table:covered-table-cell table:style-name="ce127"/>
          <table:table-cell table:style-name="ce139" table:formula="of:=ROUNDUP([.E31]*[.C43];-3)" office:value-type="float" office:value="1374000" calcext:value-type="float" table:number-columns-spanned="3" table:number-rows-spanned="1">
            <text:p>$1,374,000.00</text:p>
          </table:table-cell>
          <table:covered-table-cell table:number-columns-repeated="2" table:style-name="ce150"/>
          <table:table-cell table:style-name="ce76" office:value-type="string" calcext:value-type="string">
            <text:p>***</text:p>
          </table:table-cell>
          <table:table-cell table:number-columns-repeated="19"/>
          <table:table-cell table:style-name="Default" table:number-columns-repeated="16357"/>
        </table:table-row>
        <table:table-row table:style-name="ro1">
          <table:table-cell table:number-columns-repeated="27"/>
          <table:table-cell table:style-name="Default" table:number-columns-repeated="16357"/>
        </table:table-row>
        <table:table-row table:style-name="ro1">
          <table:table-cell/>
          <table:table-cell table:style-name="ce102" office:value-type="string" calcext:value-type="string">
            <text:p>* <text:s text:c="3"/>Valor maximo de la vivienda para poder estar dentro del mercado activo.</text:p>
          </table:table-cell>
          <table:table-cell table:number-columns-repeated="25"/>
          <table:table-cell table:style-name="Default" table:number-columns-repeated="16357"/>
        </table:table-row>
        <table:table-row table:style-name="ro1">
          <table:table-cell/>
          <table:table-cell table:style-name="ce102" office:value-type="string" calcext:value-type="string">
            <text:p>** <text:s text:c="2"/>Valor real de la vivienda según mercado activo en la zona.</text:p>
          </table:table-cell>
          <table:table-cell table:number-columns-repeated="25"/>
          <table:table-cell table:style-name="Default" table:number-columns-repeated="16357"/>
        </table:table-row>
        <table:table-row table:style-name="ro1">
          <table:table-cell/>
          <table:table-cell table:style-name="ce102" office:value-type="string" calcext:value-type="string">
            <text:p>*** <text:s/>Valor que se puede considerar como valor piso de la vivienda, es decir el valor minimo de venta o renta en condiciones normales.</text:p>
          </table:table-cell>
          <table:table-cell table:number-columns-repeated="25"/>
          <table:table-cell table:style-name="Default" table:number-columns-repeated="16357"/>
        </table:table-row>
        <table:table-row table:style-name="ro1">
          <table:table-cell table:number-columns-repeated="27"/>
          <table:table-cell table:style-name="Default" table:number-columns-repeated="16357"/>
        </table:table-row>
        <table:table-row table:style-name="ro1">
          <table:table-cell table:style-name="ce80" office:value-type="string" calcext:value-type="string" table:number-columns-spanned="2" table:number-rows-spanned="1">
            <text:p>Asesor: </text:p>
          </table:table-cell>
          <table:covered-table-cell table:style-name="ce103"/>
          <table:table-cell table:style-name="ce115" table:formula="of:=[$'CAPTURA INMUEBLE'.B24]" office:value-type="string" office:string-value="ANGELA GALARZA" calcext:value-type="string" table:number-columns-spanned="4" table:number-rows-spanned="1">
            <text:p>ANGELA GALARZA</text:p>
          </table:table-cell>
          <table:covered-table-cell table:number-columns-repeated="3" table:style-name="ce128"/>
          <table:table-cell table:style-name="ce156" table:number-columns-spanned="7" table:number-rows-spanned="3"/>
          <table:covered-table-cell table:number-columns-repeated="6" table:style-name="ce157"/>
          <table:table-cell table:number-columns-repeated="14"/>
          <table:table-cell table:style-name="Default" table:number-columns-repeated="16357"/>
        </table:table-row>
        <table:table-row table:style-name="ro7">
          <table:table-cell table:style-name="ce80" office:value-type="string" calcext:value-type="string" table:number-columns-spanned="2" table:number-rows-spanned="1">
            <text:p>Contacto: </text:p>
          </table:table-cell>
          <table:covered-table-cell table:style-name="ce103"/>
          <table:table-cell table:style-name="ce116" table:formula="of:=[$'CAPTURA INMUEBLE'.B25]" office:value-type="string" office:string-value="8131259988" calcext:value-type="string" table:number-columns-spanned="4" table:number-rows-spanned="1">
            <text:p>8131259988</text:p>
          </table:table-cell>
          <table:covered-table-cell table:number-columns-repeated="3" table:style-name="ce129"/>
          <table:covered-table-cell table:number-columns-repeated="7" table:style-name="ce157"/>
          <table:table-cell table:number-columns-repeated="14"/>
          <table:table-cell table:style-name="Default" table:number-columns-repeated="16357"/>
        </table:table-row>
        <table:table-row table:style-name="ro1">
          <table:table-cell table:style-name="ce80" office:value-type="string" calcext:value-type="string" table:number-columns-spanned="2" table:number-rows-spanned="1">
            <text:p>Email : </text:p>
          </table:table-cell>
          <table:covered-table-cell table:style-name="ce103"/>
          <table:table-cell table:style-name="ce117" table:formula="of:=[$'CAPTURA INMUEBLE'.B26]" office:value-type="string" office:string-value="angie.galarzah@gmail.com" calcext:value-type="string" table:number-columns-spanned="4" table:number-rows-spanned="1">
            <text:p>angie.galarzah@gmail.com</text:p>
          </table:table-cell>
          <table:covered-table-cell table:number-columns-repeated="3" table:style-name="ce130"/>
          <table:covered-table-cell table:number-columns-repeated="7" table:style-name="ce157"/>
          <table:table-cell table:number-columns-repeated="14"/>
          <table:table-cell table:style-name="Default" table:number-columns-repeated="16357"/>
        </table:table-row>
        <table:table-row table:style-name="ro1" table:number-rows-repeated="685">
          <table:table-cell table:number-columns-repeated="27"/>
          <table:table-cell table:style-name="Default" table:number-columns-repeated="16357"/>
        </table:table-row>
        <table:table-row table:style-name="ro1">
          <table:table-cell table:number-columns-repeated="27"/>
          <table:table-cell table:style-name="Default" table:number-columns-repeated="16357"/>
        </table:table-row>
        <table:named-expressions>
          <table:named-range table:name="_xlnm.Print_Area" table:base-cell-address="$'CAPTURA INMUEBLE'.$A$1" table:cell-range-address="$'ANALISIS CON CONSTRUCCIÓN'.$A$1:.$AA$61" table:range-usable-as="print-range"/>
        </table:named-expressions>
      </table:table>
      <table:named-expressions>
        <table:named-expression table:name="_xlnm.Recorder" table:base-cell-address="$'CAPTURA INMUEBLE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/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4P0" style:volatile="true">
      <number:text>$</number:text>
      <number:number number:decimal-places="2" number:min-decimal-places="2" number:min-integer-digits="1" number:grouping="true"/>
    </number:number-style>
    <number:number-style style:name="N114">
      <number:text>-$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23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2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$1_-3">    </number:text>
    </number:currency-style>
    <number:currency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$1_-3">    </number:text>
    </number:currency-style>
    <number:currency-style style:name="N131P2" style:volatile="true">
      <number:text loext:blank-width-char="-"> </number:text>
      <number:fill-character> </number:fill-character>
      <number:text loext:blank-width-char="$2_-4">-   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NTURY_20_10" style:display-name="CENTURY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NTURY_20_10-1" style:display-name="CENTURY 10-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NTURY_20_10-3" style:display-name="CENTURY 10-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ntury_20_10-5" style:display-name="century 10-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NTURY_20_11" style:display-name="CENTURY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NTURY_20_8-1-3" style:display-name="CENTURY 8-1-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Euro" style:family="table-cell" style:parent-style-name="Default" style:data-style-name="N0"/>
    <style:style style:name="_80__b_À_d__80__14__80__16_À_18__80__1a_À_1d_" style:display-name="À&#13;ÀÀ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30"/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cm" fo:margin-bottom="1.9cm" fo:margin-left="0.6cm" fo:margin-right="0.6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PTURA_20_INMUEBLE" style:display-name="PageStyle_CAPTURA INMUE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._20_REFERENCIAS" style:display-name="PageStyle_C. REFERENCIA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ALISIS_20_CON_20_CONSTRUCCIÓN" style:display-name="PageStyle_ANALISIS CON CONSTRUCCIÓ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FORMATO AVALUO</dc:title>
    <meta:initial-creator>PAULO ENRIQUE ARCE</meta:initial-creator>
    <meta:print-date>2020-03-10T05:54:28</meta:print-date>
    <meta:creation-date>2001-09-07T21:54:25</meta:creation-date>
    <dc:date>2025-11-17T17:16:41.695183600</dc:date>
    <meta:generator>LibreOffice/25.8.3.2$Windows_X86_64 LibreOffice_project/8ca8d55c161d602844f5428fa4b58097424e324e</meta:generator>
    <meta:editing-duration>PT1M57S</meta:editing-duration>
    <meta:editing-cycles>1</meta:editing-cycles>
    <meta:document-statistic meta:table-count="3" meta:cell-count="328" meta:object-count="1"/>
    <meta:user-defined meta:name="AppVersion">16.0300</meta:user-defined>
    <meta:user-defined meta:name="Company">AVI</meta:user-defined>
    <meta:user-defined meta:name="OOXMLCorePropertyCategory">AVALÚOS</meta:user-defined>
  </office:meta>
</office:document-meta>
</file>